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1.867cm"/>
    </style:style>
    <style:style style:name="gr3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0.2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69cm"/>
    </style:style>
    <style:style style:name="gr6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0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fo:min-height="0.876cm"/>
    </style:style>
    <style:style style:name="gr1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1.215cm"/>
    </style:style>
    <style:style style:name="gr13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svg:stroke-color="#808080" draw:marker-start="Arrow" draw:marker-start-width="0.152cm" draw:marker-end="" draw:marker-end-width="0.152cm" draw:textarea-horizontal-align="center" draw:textarea-vertical-align="middle"/>
    </style:style>
    <style:style style:name="gr15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-color="#ffffff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none" fo:min-height="0.286cm"/>
    </style:style>
    <style:style style:name="gr22" style:family="graphic" style:parent-style-name="standard">
      <style:graphic-properties draw:stroke="none" draw:fill="none" fo:min-height="0.714cm"/>
    </style:style>
    <style:style style:name="gr23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4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5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6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7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8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29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30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31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3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1.648cm"/>
    </style:style>
    <style:style style:name="gr33" style:family="graphic" style:parent-style-name="standard">
      <style:graphic-properties draw:fill-color="#ffffff" draw:textarea-horizontal-align="center" draw:textarea-vertical-align="middle"/>
    </style:style>
    <style:style style:name="gr34" style:family="graphic" style:parent-style-name="standard">
      <style:graphic-properties draw:stroke="none" draw:fill="none" fo:min-height="0.265cm"/>
    </style:style>
    <style:style style:name="gr35" style:family="graphic" style:parent-style-name="standard">
      <style:graphic-properties draw:stroke="none" draw:fill="none" fo:min-height="0.199cm"/>
    </style:style>
    <style:style style:name="gr36" style:family="graphic" style:parent-style-name="standard">
      <style:graphic-properties draw:stroke="dash" draw:stroke-dash="Ultrafine_20_Dashed" svg:stroke-color="#808080" draw:marker-start="Arrow" draw:marker-start-width="0.152cm" draw:marker-end="" draw:marker-end-width="0.203cm" draw:textarea-horizontal-align="center" draw:textarea-vertical-align="middle"/>
    </style:style>
    <style:style style:name="gr37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3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3.835cm"/>
    </style:style>
    <style:style style:name="gr39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0" style:family="graphic" style:parent-style-name="standard">
      <style:graphic-properties draw:stroke="none" draw:fill="none" fo:min-height="1.652cm"/>
    </style:style>
    <style:style style:name="gr41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2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3" style:family="graphic" style:parent-style-name="standard">
      <style:graphic-properties draw:stroke="none" draw:fill="none" fo:min-height="1.179cm"/>
    </style:style>
    <style:style style:name="gr44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5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6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7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8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49" style:family="graphic" style:parent-style-name="standard">
      <style:graphic-properties draw:stroke="none" draw:fill="none" fo:min-height="1.065cm"/>
    </style:style>
    <style:style style:name="gr50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2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2.673cm"/>
    </style:style>
    <style:style style:name="gr5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98cm"/>
    </style:style>
    <style:style style:name="gr55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2.642cm"/>
    </style:style>
    <style:style style:name="gr5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243cm" fo:min-width="0.57cm"/>
    </style:style>
    <style:style style:name="gr5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933cm"/>
    </style:style>
    <style:style style:name="gr59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60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61" style:family="graphic" style:parent-style-name="standard" style:list-style-name="L3">
      <style:graphic-properties draw:stroke="dash" draw:stroke-dash="Ultrafine_20_Dashe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62" style:family="graphic" style:parent-style-name="standard">
      <style:graphic-properties draw:stroke="dash" draw:stroke-dash="Ultrafine_20_Dashed" svg:stroke-color="#808080" draw:marker-end="Arrow" draw:marker-end-width="0.152cm" draw:textarea-horizontal-align="center" draw:textarea-vertical-align="middle"/>
    </style:style>
    <style:style style:name="gr63" style:family="graphic" style:parent-style-name="standard">
      <style:graphic-properties draw:stroke="solid" draw:stroke-dash="Ultrafine_20_Dashed" svg:stroke-color="#808080" draw:marker-start="Arrow" draw:marker-start-width="0.152cm" draw:marker-end="" draw:marker-end-width="0.152cm" draw:textarea-horizontal-align="center" draw:textarea-vertical-align="middle"/>
    </style:style>
    <style:style style:name="gr6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1.127cm"/>
    </style:style>
    <style:style style:name="gr65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6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.567cm"/>
    </style:style>
    <style:style style:name="gr6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1.103cm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9" style:family="graphic" style:parent-style-name="standard">
      <style:graphic-properties draw:stroke="none" draw:fill="none" fo:min-height="0.329cm"/>
    </style:style>
    <style:style style:name="gr70" style:family="graphic" style:parent-style-name="standard">
      <style:graphic-properties draw:stroke="none" draw:fill="none" fo:min-height="1.016cm"/>
    </style:style>
    <style:style style:name="gr71" style:family="graphic" style:parent-style-name="standard">
      <style:graphic-properties draw:stroke="none" draw:fill="none" fo:min-height="0.687cm"/>
    </style:style>
    <style:style style:name="gr72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3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4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5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6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7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8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79" style:family="graphic" style:parent-style-name="standard">
      <style:graphic-properties draw:stroke="none" draw:fill="none" fo:min-height="0.375cm"/>
    </style:style>
    <style:style style:name="gr80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1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2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3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4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5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6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7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8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89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0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1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2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3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94" style:family="graphic" style:parent-style-name="standard" style:list-style-name="L3">
      <style:graphic-properties draw:stroke="solid" svg:stroke-width="0.025cm" svg:stroke-color="#000000" draw:marker-start-width="0.33cm" draw:marker-end-width="0.33cm" draw:stroke-linejoin="round" draw:fill="solid" draw:fill-color="#f2f2f2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pr1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.036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.036cm" fo:min-width="0cm" fo:padding-top="0.13cm" fo:padding-bottom="0.13cm" fo:padding-left="0.25cm" fo:padding-right="0.25cm" draw:shadow="hidden" draw:shadow-color="#808080"/>
    </style:style>
    <style:style style:name="pr4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.036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.036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.036cm" fo:min-width="0cm" fo:padding-top="0.13cm" fo:padding-bottom="0.13cm" fo:padding-left="0.25cm" fo:padding-right="0.25cm" draw:shadow="hidden" draw:shadow-color="#808080"/>
    </style:style>
    <style:style style:name="pr7" style:family="presentation" style:parent-style-name="Default-outline1">
      <style:graphic-properties draw:stroke="none" draw:fill="none" fo:min-height="0.798cm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.036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5%" fo:text-indent="0cm" style:line-break="strict"/>
    </style:style>
    <style:style style:name="P3" style:family="paragraph">
      <style:paragraph-properties text:enable-numbering="false" fo:margin-left="0cm" fo:margin-right="0cm" fo:line-height="95%" fo:text-indent="0cm" style:line-break="strict"/>
      <style:text-properties fo:font-size="24pt" style:text-underline-style="none"/>
    </style:style>
    <style:style style:name="P4" style:family="paragraph">
      <style:paragraph-properties fo:margin-left="0.948cm" fo:margin-right="0cm" fo:margin-top="0.282cm" fo:margin-bottom="0cm" fo:line-height="100%" fo:text-indent="-0.948cm" style:punctuation-wrap="simple" style:line-break="normal"/>
    </style:style>
    <style:style style:name="P5" style:family="paragraph">
      <style:paragraph-properties text:enable-numbering="false" fo:margin-left="0.948cm" fo:margin-right="0cm" fo:margin-top="0.282cm" fo:margin-bottom="0cm" fo:line-height="100%" fo:text-indent="-0.948cm" style:punctuation-wrap="simple" style:line-break="normal" style:writing-mode="lr-tb"/>
      <style:text-properties fo:font-size="20pt"/>
    </style:style>
    <style:style style:name="P6" style:family="paragraph">
      <style:paragraph-properties fo:margin-left="0cm" fo:margin-right="0cm" fo:line-height="93%" fo:text-align="center" fo:text-indent="0cm" style:line-break="strict" style:writing-mode="lr-tb"/>
    </style:style>
    <style:style style:name="P7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7pt" style:font-size-asian="7pt" style:font-size-complex="7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8pt" style:font-size-asian="8pt" style:font-size-complex="8pt"/>
    </style:style>
    <style:style style:name="P10" style:family="paragraph">
      <style:paragraph-properties fo:margin-left="0cm" fo:margin-right="0cm" fo:line-height="87%" fo:text-align="center" fo:text-indent="0cm" style:line-break="strict" style:writing-mode="lr-tb"/>
    </style:style>
    <style:style style:name="P11" style:family="paragraph">
      <style:paragraph-properties fo:margin-left="0cm" fo:margin-right="0cm" fo:line-height="93%" fo:text-align="start" fo:text-indent="0cm" style:line-break="strict" style:writing-mode="lr-tb"/>
    </style:style>
    <style:style style:name="P12" style:family="paragraph">
      <style:paragraph-properties fo:margin-left="0cm" fo:margin-right="0cm" fo:line-height="93%" fo:text-align="start" fo:text-indent="0cm" style:line-break="strict" style:writing-mode="lr-tb"/>
      <style:text-properties fo:font-family="'Courier New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P13" style:family="paragraph">
      <style:text-properties fo:color="#808080" fo:font-size="8pt" style:font-size-asian="8pt" style:font-size-complex="8pt"/>
    </style:style>
    <style:style style:name="P14" style:family="paragraph">
      <style:paragraph-properties fo:margin-left="0cm" fo:margin-right="0cm" fo:line-height="93%" fo:text-align="start" fo:text-indent="0cm" style:line-break="strict" style:writing-mode="lr-tb"/>
      <style:text-properties fo:font-family="Ariel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margin-left="0cm" fo:margin-right="0cm" fo:line-height="87%" fo:text-align="center" fo:text-indent="0cm" style:line-break="strict"/>
    </style:style>
    <style:style style:name="P16" style:family="paragraph">
      <style:paragraph-properties fo:margin-left="0cm" fo:margin-right="0cm" fo:line-height="87%" fo:text-align="center" fo:text-indent="0cm" style:line-break="strict"/>
      <style:text-properties fo:font-size="8pt" style:font-size-asian="8pt" style:font-size-complex="8pt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margin-left="0cm" fo:margin-right="0cm" fo:line-height="93%" fo:text-align="center" fo:text-indent="0cm" style:line-break="strict" style:writing-mode="lr-tb"/>
      <style:text-properties fo:font-size="7pt" style:font-size-asian="7pt" style:font-size-complex="7pt"/>
    </style:style>
    <style:style style:name="P20" style:family="paragraph">
      <style:text-properties fo:color="#000000" fo:font-size="8pt" style:font-size-asian="8pt" style:font-size-complex="8pt"/>
    </style:style>
    <style:style style:name="P21" style:family="paragraph">
      <style:paragraph-properties fo:margin-left="0cm" fo:margin-right="0cm" fo:line-height="93%" fo:text-align="start" fo:text-indent="0cm" style:line-break="strict" style:writing-mode="lr-tb"/>
      <style:text-properties fo:font-size="16pt" style:font-size-asian="16pt" style:font-size-complex="16pt"/>
    </style:style>
    <style:style style:name="P22" style:family="paragraph">
      <style:paragraph-properties fo:margin-left="0cm" fo:margin-right="0cm" fo:line-height="93%" fo:text-align="center" fo:text-indent="0cm" style:line-break="strict" style:writing-mode="lr-tb"/>
      <style:text-properties fo:font-size="16pt" style:font-size-asian="16pt" style:font-size-complex="16pt"/>
    </style:style>
    <style:style style:name="P23" style:family="paragraph">
      <style:text-properties fo:font-size="20pt"/>
    </style:style>
    <style:style style:name="P24" style:family="paragraph">
      <style:paragraph-properties text:enable-numbering="false" fo:margin-left="0.948cm" fo:margin-right="0cm" fo:margin-top="0.282cm" fo:margin-bottom="0cm" fo:line-height="100%" fo:text-indent="-0.948cm" style:punctuation-wrap="simple" style:line-break="normal" style:writing-mode="lr-tb"/>
      <style:text-properties fo:font-size="18pt" style:font-size-asian="18pt" style:font-size-complex="18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font-size="14pt" style:font-size-asian="14pt" style:font-size-complex="14pt"/>
    </style:style>
    <style:style style:name="P27" style:family="paragraph">
      <style:paragraph-properties fo:text-align="center"/>
      <style:text-properties fo:font-size="10pt" style:font-size-asian="10pt" style:font-size-complex="10pt"/>
    </style:style>
    <style:style style:name="P28" style:family="paragraph">
      <style:paragraph-properties fo:margin-left="0cm" fo:margin-right="0cm" fo:line-height="93%" fo:text-align="center" fo:text-indent="0cm" style:line-break="strict" style:writing-mode="lr-tb"/>
      <style:text-properties fo:font-family="Ariel" fo:font-size="9pt" fo:font-weight="normal" style:font-size-asian="9pt" style:font-weight-asian="normal" style:font-size-complex="9pt" style:font-weight-complex="normal"/>
    </style:style>
    <style:style style:name="P29" style:family="paragraph">
      <style:paragraph-properties fo:text-align="center"/>
      <style:text-properties fo:font-size="11pt" style:font-size-asian="11pt" style:font-size-complex="11pt"/>
    </style:style>
    <style:style style:name="P30" style:family="paragraph">
      <style:paragraph-properties fo:text-align="center"/>
      <style:text-properties fo:color="#808080" fo:font-size="8pt" style:font-size-asian="8pt" style:font-size-complex="8pt"/>
    </style:style>
    <style:style style:name="P31" style:family="paragraph">
      <style:text-properties fo:color="#000000" fo:font-size="9pt" style:font-size-asian="9pt" style:font-size-complex="9pt"/>
    </style:style>
    <style:style style:name="P32" style:family="paragraph">
      <style:paragraph-properties style:text-autospace="none"/>
    </style:style>
    <style:style style:name="P33" style:family="paragraph">
      <style:paragraph-properties fo:margin-left="0cm" fo:margin-right="0cm" fo:line-height="87%" fo:text-align="start" fo:text-indent="0cm" style:line-break="strict"/>
      <style:text-properties fo:font-size="8pt" style:font-size-asian="8pt" style:font-size-complex="8pt"/>
    </style:style>
    <style:style style:name="P34" style:family="paragraph">
      <style:paragraph-properties fo:margin-left="0cm" fo:margin-right="0cm" fo:line-height="87%" fo:text-align="start" fo:text-indent="0cm" style:line-break="strict"/>
    </style:style>
    <style:style style:name="P35" style:family="paragraph">
      <style:paragraph-properties fo:margin-left="0cm" fo:margin-right="0cm" fo:line-height="87%" fo:text-align="start" fo:text-indent="0cm" style:text-autospace="none" style:line-break="strict"/>
      <style:text-properties fo:color="#000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P36" style:family="paragraph">
      <style:paragraph-properties style:writing-mode="lr-tb" style:font-independent-line-spacing="true"/>
      <style:text-properties fo:color="#000000"/>
    </style:style>
    <style:style style:name="P37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8pt" style:font-size-asian="8pt" style:font-size-complex="8pt"/>
    </style:style>
    <style:style style:name="P38" style:family="paragraph">
      <style:paragraph-properties fo:margin-left="0cm" fo:margin-right="0cm" fo:line-height="93%" fo:text-align="center" fo:text-indent="0cm" style:line-break="strict" style:writing-mode="lr-tb"/>
      <style:text-properties fo:color="#000000" fo:font-size="7pt" style:font-size-asian="7pt" style:font-size-complex="7pt"/>
    </style:style>
    <style:style style:name="P39" style:family="paragraph">
      <style:paragraph-properties fo:margin-left="0.948cm" fo:margin-right="0cm" fo:margin-top="0.282cm" fo:margin-bottom="0cm" fo:line-height="100%" fo:text-indent="-0.948cm" style:punctuation-wrap="simple" style:line-break="normal"/>
      <style:text-properties fo:font-family="'Courier New'" style:font-family-generic="modern" style:font-pitch="fixed" fo:font-size="12pt" style:font-size-asian="12pt" style:font-size-complex="12pt"/>
    </style:style>
    <style:style style:name="P40" style:family="paragraph">
      <style:paragraph-properties fo:margin-left="0.948cm" fo:margin-right="0cm" fo:margin-top="0.282cm" fo:margin-bottom="0cm" fo:line-height="100%" fo:text-indent="-0.948cm" style:punctuation-wrap="simple" style:line-break="normal"/>
      <style:text-properties fo:font-family="Ariel" fo:font-size="12pt" style:font-size-asian="12pt" style:font-size-complex="12pt"/>
    </style:style>
    <style:style style:name="P41" style:family="paragraph">
      <style:paragraph-properties fo:margin-left="0cm" fo:margin-right="0cm" fo:line-height="87%" fo:text-align="center" fo:text-indent="0cm" style:line-break="strict" style:writing-mode="lr-tb" style:font-independent-line-spacing="true"/>
      <style:text-properties fo:font-size="8pt" style:font-size-asian="8pt" style:font-size-complex="8pt"/>
    </style:style>
    <style:style style:name="P42" style:family="paragraph">
      <style:paragraph-properties fo:margin-left="0cm" fo:margin-right="0cm" fo:line-height="93%" fo:text-align="start" fo:text-indent="0cm" style:line-break="strict" style:writing-mode="lr-tb"/>
      <style:text-properties fo:font-size="9pt"/>
    </style:style>
    <style:style style:name="P43" style:family="paragraph">
      <style:paragraph-properties fo:margin-left="0cm" fo:margin-right="0cm" fo:line-height="93%" fo:text-align="center" fo:text-indent="0cm" style:line-break="strict" style:writing-mode="lr-tb"/>
      <style:text-properties fo:font-family="'Courier New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P44" style:family="paragraph">
      <style:paragraph-properties fo:margin-left="0cm" fo:margin-right="0cm" fo:line-height="93%" fo:text-align="start" fo:text-indent="0cm" style:line-break="strict" style:writing-mode="lr-tb"/>
      <style:text-properties fo:font-size="18pt"/>
    </style:style>
    <style:style style:name="T1" style:family="text">
      <style:text-properties fo:color="#000000" fo:font-size="24pt" fo:language="en" fo:country="GB" style:text-underline-style="none" style:font-size-asian="28pt" style:font-size-complex="28pt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20pt" fo:language="en" fo:country="GB" fo:text-shadow="none" style:text-underline-style="none" fo:font-weight="normal" style:font-family-asian="'MS Gothic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3" style:family="text">
      <style:text-properties fo:color="#000000" fo:font-family="'Lucida Console'" style:font-family-generic="modern" style:font-pitch="fixed" fo:font-size="7pt" fo:language="en" fo:country="GB" style:font-size-asian="7pt" style:font-size-complex="7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fo:font-family="'Lucida Console'" style:font-family-generic="modern" style:font-pitch="fixed" fo:font-size="8pt" fo:language="en" fo:country="GB" style:font-size-asian="8pt" style:font-size-complex="8pt"/>
    </style:style>
    <style:style style:name="T6" style:family="text">
      <style:text-properties fo:color="#000000" fo:font-family="Arial" style:font-family-generic="swiss" style:font-pitch="variable" fo:font-size="8pt" fo:language="en" fo:country="GB" style:font-size-asian="8pt" style:font-size-complex="8pt"/>
    </style:style>
    <style:style style:name="T7" style:family="text">
      <style:text-properties fo:color="#000000" fo:font-family="'Courier New'" style:font-family-generic="modern" style:font-pitch="fixed" fo:font-size="9pt" fo:language="en" fo:country="GB" fo:font-weight="normal" style:font-size-asian="9pt" style:font-weight-asian="normal" style:font-size-complex="9pt" style:font-weight-complex="normal"/>
    </style:style>
    <style:style style:name="T8" style:family="text">
      <style:text-properties fo:color="#808080" fo:font-size="8pt" style:font-size-asian="8pt" style:font-size-complex="8pt"/>
    </style:style>
    <style:style style:name="T9" style:family="text">
      <style:text-properties fo:color="#000000" fo:font-family="Ariel" fo:font-size="9pt" fo:language="en" fo:country="GB" fo:font-weight="normal" style:font-size-asian="9pt" style:font-weight-asian="normal" style:font-size-complex="9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8pt" style:font-size-asian="8pt" style:font-size-complex="8pt"/>
    </style:style>
    <style:style style:name="T12" style:family="text">
      <style:text-properties fo:color="#000000" style:text-outline="false" style:text-line-through-style="none" fo:font-family="'Times New Roman'" style:font-family-generic="roman" style:font-pitch="variable" fo:font-size="18pt" fo:language="en" fo:country="GB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13" style:family="text">
      <style:text-properties fo:color="#000000" fo:font-family="Ariel" fo:font-size="9pt" fo:language="en" fo:country="GB" fo:font-weight="bold" style:font-size-asian="9pt" style:font-weight-asian="bold" style:font-size-complex="9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fo:font-size="9pt" style:font-size-asian="9pt" style:font-size-complex="9pt"/>
    </style:style>
    <style:style style:name="T17" style:family="text">
      <style:text-properties fo:color="#2a00ff" style:text-outline="false" style:text-line-through-style="none" fo:font-family="'Courier New'" style:font-family-generic="modern" style:font-pitch="fixed" fo:font-size="8pt" fo:font-style="italic" fo:text-shadow="none" style:text-underline-style="none" fo:font-weight="normal" style:letter-kerning="true" style:font-family-asian="'Courier New'" style:font-family-generic-asian="modern" style:font-pitch-asian="fixed" style:font-size-asian="8pt" style:font-style-asian="italic" style:font-weight-asian="normal" style:font-family-complex="'Courier New'" style:font-family-generic-complex="modern" style:font-pitch-complex="fixed" style:font-size-complex="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'Courier New'" style:font-family-generic="modern" style:font-pitch="fixed" fo:font-size="12pt" fo:language="en" fo:country="GB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19" style:family="text">
      <style:text-properties fo:color="#000000" style:text-outline="false" style:text-line-through-style="none" fo:font-family="Ariel" fo:font-size="12pt" fo:language="en" fo:country="GB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2cm" text:min-label-width="0.595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82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85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8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8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8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8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8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8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5.597cm" svg:height="0.13cm" svg:x="1.101cm" svg:y="2.969cm">
          <text:p/>
        </draw:rect>
        <draw:frame draw:style-name="gr2" draw:text-style-name="P3" draw:layer="layout" svg:width="22.367cm" svg:height="1.505cm" svg:x="1.198cm" svg:y="1.61cm">
          <draw:text-box>
            <text:p text:style-name="P2"><text:span text:style-name="T1">Magnet Integration ESB Interaction</text:span></text:p>
          </draw:text-box>
        </draw:frame>
        <draw:frame presentation:style-name="pr1" draw:text-style-name="P5" draw:layer="layout" svg:width="25.585cm" svg:height="1.296cm" svg:x="1.27cm" svg:y="3.81cm" presentation:class="outline" presentation:user-transformed="true">
          <draw:text-box>
            <text:p text:style-name="P4"><text:span text:style-name="T2">From checkout initiation, to order aggregation, to payment processing, to fulfillment</text:span></text:p>
          </draw:text-box>
        </draw:frame>
        <draw:custom-shape draw:style-name="gr3" draw:text-style-name="P7" draw:layer="layout" svg:width="2.034cm" svg:height="0.534cm" svg:x="21.94cm" svg:y="9.184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283cm" svg:height="0.498cm" svg:x="15.063cm" svg:y="8.428cm">
          <draw:text-box>
            <text:p text:style-name="P6"><text:span text:style-name="T3">Exchange</text:span></text:p>
          </draw:text-box>
        </draw:frame>
        <draw:frame draw:style-name="gr5" draw:text-style-name="P8" draw:layer="layout" svg:width="2.969cm" svg:height="0.569cm" svg:x="18.436cm" svg:y="7.826cm">
          <draw:text-box>
            <text:p><text:span text:style-name="T4">Response</text:span></text:p>
          </draw:text-box>
        </draw:frame>
        <draw:custom-shape draw:style-name="gr6" draw:text-style-name="P7" draw:layer="layout" svg:width="2.339cm" svg:height="0.614cm" svg:x="22.044cm" svg:y="6.349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261cm" svg:height="0.852cm" svg:x="3.482cm" svg:y="8.148cm">
          <text:p text:style-name="P6"><text:span text:style-name="T5">fulfillOrd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261cm" svg:height="0.67cm" svg:x="3.483cm" svg:y="8.995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261cm" svg:height="0.67cm" svg:x="3.484cm" svg:y="9.658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261cm" svg:height="0.643cm" svg:x="3.483cm" svg:y="7.515cm">
          <text:p text:style-name="P6"><text:span text:style-name="T5">&lt;&lt;Invoker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6.97cm" svg:height="1.126cm" svg:x="3.253cm" svg:y="6.832cm">
          <draw:text-box>
            <text:p text:style-name="P11"><text:span text:style-name="T7">amazonOrderFulfilmentInvoker</text:span></text:p>
          </draw:text-box>
        </draw:frame>
        <draw:frame draw:style-name="gr12" draw:text-style-name="P13" draw:layer="layout" svg:width="2.204cm" svg:height="0.569cm" svg:x="3.165cm" svg:y="14.228cm">
          <draw:text-box>
            <text:p><text:span text:style-name="T8">JMS Request</text:span></text:p>
          </draw:text-box>
        </draw:frame>
        <draw:line draw:style-name="gr13" draw:text-style-name="P1" draw:layer="layout" svg:x1="5.458cm" svg:y1="10.499cm" svg:x2="5.458cm" svg:y2="15.071cm">
          <text:p/>
        </draw:line>
        <draw:line draw:style-name="gr14" draw:text-style-name="P1" draw:layer="layout" svg:x1="5.758cm" svg:y1="10.499cm" svg:x2="5.758cm" svg:y2="15.071cm">
          <text:p/>
        </draw:line>
        <draw:custom-shape draw:style-name="gr15" draw:text-style-name="P7" draw:layer="layout" svg:width="2.034cm" svg:height="0.534cm" svg:x="4.625cm" svg:y="12.432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.424cm" svg:height="0.569cm" svg:x="5.85cm" svg:y="10.794cm">
          <draw:text-box>
            <text:p><text:span text:style-name="T8">JMS Response</text:span></text:p>
          </draw:text-box>
        </draw:frame>
        <draw:frame draw:style-name="gr11" draw:text-style-name="P14" draw:layer="layout" svg:width="6.97cm" svg:height="1.126cm" svg:x="3.253cm" svg:y="6.333cm">
          <draw:text-box>
            <text:p text:style-name="P11"><text:span text:style-name="T9">Amazon Order Fulfilment Invoker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5.597cm" svg:height="0.13cm" svg:x="1.101cm" svg:y="2.969cm">
          <text:p/>
        </draw:rect>
        <draw:frame draw:style-name="gr2" draw:text-style-name="P3" draw:layer="layout" svg:width="22.367cm" svg:height="1.505cm" svg:x="1.198cm" svg:y="1.61cm">
          <draw:text-box>
            <text:p text:style-name="P2"><text:span text:style-name="T1">Magnet Project ESB Interaction</text:span></text:p>
          </draw:text-box>
        </draw:frame>
        <draw:frame presentation:style-name="pr3" draw:text-style-name="P5" draw:layer="layout" svg:width="25.585cm" svg:height="1.296cm" svg:x="1.27cm" svg:y="3.81cm" presentation:class="outline" presentation:user-transformed="true">
          <draw:text-box>
            <text:p text:style-name="P4"><text:span text:style-name="T2">Amazon order fulfillment processing</text:span></text:p>
          </draw:text-box>
        </draw:frame>
        <draw:rect draw:style-name="gr17" draw:text-style-name="P1" draw:layer="layout" svg:width="14.786cm" svg:height="2.921cm" svg:x="2.549cm" svg:y="14.74cm">
          <text:p/>
        </draw:rect>
        <draw:g>
          <draw:frame draw:style-name="gr18" draw:text-style-name="P16" draw:layer="layout" svg:width="6.794cm" svg:height="0.641cm" svg:x="6.722cm" svg:y="16.304cm">
            <draw:text-box>
              <text:p text:style-name="P15"><text:span text:style-name="T4">Amazon Order Fulfilment Channel</text:span></text:p>
            </draw:text-box>
          </draw:frame>
          <draw:custom-shape draw:style-name="gr19" draw:text-style-name="P17" draw:layer="layout" svg:width="3.542cm" svg:height="0.809cm" svg:x="8.395cm" svg:y="15.374cm">
            <text:p/>
            <draw:enhanced-geometry svg:viewBox="0 0 21600 21600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692cm" svg:height="0.809cm" svg:x="8.046cm" svg:y="15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692cm" svg:height="0.809cm" svg:x="11.603cm" svg:y="1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3.135cm" svg:height="0.78cm" svg:x="8.797cm" svg:y="15.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1" draw:layer="layout" svg:width="3.239cm" svg:height="0.536cm" svg:x="8.647cm" svg:y="15.534cm">
            <draw:text-box>
              <text:p text:style-name="P6"><text:span text:style-name="T5">&lt;&lt;Channel&gt;&gt;</text:span></text:p>
            </draw:text-box>
          </draw:frame>
        </draw:g>
        <draw:frame draw:style-name="gr22" draw:text-style-name="P18" draw:layer="layout" svg:width="1.772cm" svg:height="0.964cm" svg:x="2.51cm" svg:y="14.875cm">
          <draw:text-box>
            <text:p text:style-name="P1"><text:span text:style-name="T10">ESB</text:span></text:p>
          </draw:text-box>
        </draw:frame>
        <draw:custom-shape draw:style-name="gr23" draw:text-style-name="P9" draw:layer="layout" svg:width="4.261cm" svg:height="2.052cm" svg:x="3.482cm" svg:y="7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261cm" svg:height="0.67cm" svg:x="3.483cm" svg:y="9.795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4.261cm" svg:height="0.67cm" svg:x="3.484cm" svg:y="10.458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261cm" svg:height="0.643cm" svg:x="3.483cm" svg:y="7.115cm">
          <text:p text:style-name="P6"><text:span text:style-name="T5">&lt;&lt;Invoker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6.97cm" svg:height="1.126cm" svg:x="3.253cm" svg:y="6.432cm">
          <draw:text-box>
            <text:p text:style-name="P11"><text:span text:style-name="T7">amazonOrderFulfilmentInvoker</text:span></text:p>
          </draw:text-box>
        </draw:frame>
        <draw:frame draw:style-name="gr12" draw:text-style-name="P13" draw:layer="layout" svg:width="2.204cm" svg:height="0.569cm" svg:x="3.165cm" svg:y="13.528cm">
          <draw:text-box>
            <text:p><text:span text:style-name="T8">JMS Request</text:span></text:p>
          </draw:text-box>
        </draw:frame>
        <draw:line draw:style-name="gr13" draw:text-style-name="P1" draw:layer="layout" svg:x1="5.458cm" svg:y1="11.399cm" svg:x2="5.458cm" svg:y2="14.435cm">
          <text:p/>
        </draw:line>
        <draw:line draw:style-name="gr14" draw:text-style-name="P1" draw:layer="layout" svg:x1="5.758cm" svg:y1="11.399cm" svg:x2="5.758cm" svg:y2="14.435cm">
          <text:p/>
        </draw:line>
        <draw:custom-shape draw:style-name="gr27" draw:text-style-name="P7" draw:layer="layout" svg:width="2.034cm" svg:height="0.534cm" svg:x="4.625cm" svg:y="12.532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.424cm" svg:height="0.569cm" svg:x="5.85cm" svg:y="11.594cm">
          <draw:text-box>
            <text:p><text:span text:style-name="T8">JMS Response</text:span></text:p>
          </draw:text-box>
        </draw:frame>
        <draw:custom-shape draw:style-name="gr28" draw:text-style-name="P9" draw:layer="layout" svg:width="4.261cm" svg:height="2.03cm" svg:x="12.082cm" svg:y="7.7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4.261cm" svg:height="0.67cm" svg:x="12.083cm" svg:y="9.796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4.261cm" svg:height="0.67cm" svg:x="12.084cm" svg:y="10.459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4.261cm" svg:height="0.643cm" svg:x="12.083cm" svg:y="7.116cm">
          <text:p text:style-name="P6"><text:span text:style-name="T5">&lt;&lt;Handler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2.204cm" svg:height="0.569cm" svg:x="11.811cm" svg:y="11.627cm">
          <draw:text-box>
            <text:p><text:span text:style-name="T8">JMS Request</text:span></text:p>
          </draw:text-box>
        </draw:frame>
        <draw:frame draw:style-name="gr12" draw:text-style-name="P13" draw:layer="layout" svg:width="2.424cm" svg:height="0.569cm" svg:x="14.461cm" svg:y="13.488cm">
          <draw:text-box>
            <text:p><text:span text:style-name="T8">JMS Response</text:span></text:p>
          </draw:text-box>
        </draw:frame>
        <draw:rect draw:style-name="gr33" draw:text-style-name="P1" draw:layer="layout" svg:width="4.107cm" svg:height="3.93cm" svg:x="21.534cm" svg:y="7.267cm">
          <text:p text:style-name="P11"><text:span text:style-name="T9">Amazon</text:span></text:p>
        </draw:rect>
        <draw:frame draw:style-name="gr11" draw:text-style-name="P14" draw:layer="layout" svg:width="6.97cm" svg:height="1.126cm" svg:x="3.253cm" svg:y="5.933cm">
          <draw:text-box>
            <text:p text:style-name="P11"><text:span text:style-name="T9">Amazon Order Fulfilment Invoker</text:span></text:p>
          </draw:text-box>
        </draw:frame>
        <draw:frame draw:style-name="gr11" draw:text-style-name="P14" draw:layer="layout" svg:width="6.97cm" svg:height="1.126cm" svg:x="11.953cm" svg:y="5.933cm">
          <draw:text-box>
            <text:p text:style-name="P11"><text:span text:style-name="T9">Amazon Order Fulfilment Handler</text:span></text:p>
          </draw:text-box>
        </draw:frame>
        <draw:frame draw:style-name="gr11" draw:text-style-name="P12" draw:layer="layout" svg:width="6.97cm" svg:height="1.126cm" svg:x="11.953cm" svg:y="6.432cm">
          <draw:text-box>
            <text:p text:style-name="P11"><text:span text:style-name="T7">amazonOrderFulfilmentHandler</text:span></text:p>
          </draw:text-box>
        </draw:frame>
        <draw:frame draw:style-name="gr11" draw:text-style-name="P12" draw:layer="layout" svg:width="6.97cm" svg:height="1.126cm" svg:x="6.975cm" svg:y="16.767cm">
          <draw:text-box>
            <text:p text:style-name="P6"><text:span text:style-name="T7">amazonOrderFulfilmentChannel</text:span></text:p>
          </draw:text-box>
        </draw:frame>
        <draw:g>
          <draw:frame draw:style-name="gr34" draw:text-style-name="P16" draw:layer="layout" svg:width="4.954cm" svg:height="0.569cm" svg:x="21.04cm" svg:y="9.622cm">
            <draw:text-box>
              <text:p text:style-name="P15"><text:span text:style-name="T4">Amazon FWS Channel</text:span></text:p>
            </draw:text-box>
          </draw:frame>
          <draw:custom-shape draw:style-name="gr19" draw:text-style-name="P17" draw:layer="layout" svg:width="2.582cm" svg:height="0.602cm" svg:x="22.26cm" svg:y="8.9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2.005cm" svg:y="8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24.599cm" svg:y="8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22.553cm" svg:y="8.9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9" draw:layer="layout" svg:width="2.363cm" svg:height="0.497cm" svg:x="22.443cm" svg:y="9.008cm">
            <draw:text-box>
              <text:p text:style-name="P6"><text:span text:style-name="T3">&lt;&lt;Channel&gt;&gt;</text:span></text:p>
            </draw:text-box>
          </draw:frame>
        </draw:g>
        <draw:frame draw:style-name="gr22" draw:text-style-name="P18" draw:layer="layout" svg:width="3.175cm" svg:height="0.964cm" svg:x="21.15cm" svg:y="7.338cm">
          <draw:text-box>
            <text:p text:style-name="P1"><text:span text:style-name="T10">Amazon</text:span></text:p>
          </draw:text-box>
        </draw:frame>
        <draw:g>
          <draw:line draw:style-name="gr13" draw:text-style-name="P1" draw:layer="layout" svg:x1="16.767cm" svg:y1="7.881cm" svg:x2="21.107cm" svg:y2="7.881cm">
            <text:p/>
          </draw:line>
          <draw:line draw:style-name="gr36" draw:text-style-name="P1" draw:layer="layout" svg:x1="16.767cm" svg:y1="8.181cm" svg:x2="21.107cm" svg:y2="8.181cm">
            <text:p/>
          </draw:line>
          <draw:custom-shape draw:style-name="gr37" draw:text-style-name="P7" draw:layer="layout" svg:width="2.034cm" svg:height="0.534cm" svg:x="17.84cm" svg:y="7.767cm">
            <text:p text:style-name="P6"><text:span text:style-name="T3">[Exchange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3" draw:layer="layout" svg:width="4.335cm" svg:height="0.569cm" svg:x="17.169cm" svg:y="8.443cm">
            <draw:text-box>
              <text:p><text:span text:style-name="T8">WS Request / Response</text:span></text:p>
            </draw:text-box>
          </draw:frame>
          <draw:frame draw:style-name="gr12" draw:text-style-name="P20" draw:layer="layout" svg:width="2.233cm" svg:height="0.569cm" svg:x="17.805cm" svg:y="7.148cm">
            <draw:text-box>
              <text:p><text:span text:style-name="T11">authenticate()</text:span></text:p>
            </draw:text-box>
          </draw:frame>
        </draw:g>
        <draw:g>
          <draw:line draw:style-name="gr13" draw:text-style-name="P1" draw:layer="layout" svg:x1="16.768cm" svg:y1="10.181cm" svg:x2="21.108cm" svg:y2="10.181cm">
            <text:p/>
          </draw:line>
          <draw:line draw:style-name="gr36" draw:text-style-name="P1" draw:layer="layout" svg:x1="16.768cm" svg:y1="10.481cm" svg:x2="21.108cm" svg:y2="10.481cm">
            <text:p/>
          </draw:line>
          <draw:custom-shape draw:style-name="gr39" draw:text-style-name="P7" draw:layer="layout" svg:width="2.034cm" svg:height="0.534cm" svg:x="17.841cm" svg:y="10.067cm">
            <text:p text:style-name="P6"><text:span text:style-name="T3">[Exchange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13" draw:layer="layout" svg:width="4.335cm" svg:height="0.569cm" svg:x="17.17cm" svg:y="10.743cm">
            <draw:text-box>
              <text:p><text:span text:style-name="T8">WS Request / Response</text:span></text:p>
            </draw:text-box>
          </draw:frame>
          <draw:frame draw:style-name="gr12" draw:text-style-name="P20" draw:layer="layout" svg:width="2.022cm" svg:height="0.569cm" svg:x="17.806cm" svg:y="9.448cm">
            <draw:text-box>
              <text:p><text:span text:style-name="T11">sendOrder()</text:span></text:p>
            </draw:text-box>
          </draw:frame>
        </draw:g>
        <draw:frame draw:style-name="gr40" draw:text-style-name="P21" draw:layer="layout" svg:width="4.264cm" svg:height="1.902cm" svg:x="12.076cm" svg:y="7.856cm">
          <draw:text-box>
            <text:p text:style-name="P11"><text:span text:style-name="T5">processRequest()</text:span></text:p>
            <text:p text:style-name="P11"><text:span text:style-name="T5">throws</text:span></text:p>
            <text:p text:style-name="P11"><text:span text:style-name="T5"><text:s text:c="4"/></text:span><text:span text:style-name="T5">NotAuthenticated</text:span></text:p>
            <text:p text:style-name="P11"><text:span text:style-name="T5"><text:s text:c="4"/></text:span><text:span text:style-name="T5">FulfilmentFailed</text:span></text:p>
            <text:p text:style-name="P11"><text:span text:style-name="T5"/></text:p>
          </draw:text-box>
        </draw:frame>
        <draw:frame draw:style-name="gr21" draw:text-style-name="P22" draw:layer="layout" svg:width="2.873cm" svg:height="0.536cm" svg:x="3.545cm" svg:y="7.856cm">
          <draw:text-box>
            <text:p text:style-name="P6"><text:span text:style-name="T5">fulfillOrder()</text:span></text:p>
          </draw:text-box>
        </draw:frame>
        <draw:line draw:style-name="gr13" draw:text-style-name="P1" draw:layer="layout" svg:x1="14.058cm" svg:y1="14.435cm" svg:x2="14.058cm" svg:y2="11.399cm">
          <text:p/>
        </draw:line>
        <draw:line draw:style-name="gr14" draw:text-style-name="P1" draw:layer="layout" svg:x1="14.358cm" svg:y1="14.435cm" svg:x2="14.358cm" svg:y2="11.399cm">
          <text:p/>
        </draw:line>
        <draw:custom-shape draw:style-name="gr41" draw:text-style-name="P7" draw:layer="layout" svg:width="2.034cm" svg:height="0.534cm" svg:x="13.225cm" svg:y="12.533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3.968cm" svg:height="10.476cm" svg:x="3.81cm" svg:y="2.123cm" draw:page-number="2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5.597cm" svg:height="0.13cm" svg:x="1.101cm" svg:y="2.969cm">
          <text:p/>
        </draw:rect>
        <draw:frame draw:style-name="gr2" draw:text-style-name="P3" draw:layer="layout" svg:width="22.367cm" svg:height="1.505cm" svg:x="1.198cm" svg:y="1.61cm">
          <draw:text-box>
            <text:p text:style-name="P2"><text:span text:style-name="T1">Magnet Project ESB Interaction</text:span></text:p>
          </draw:text-box>
        </draw:frame>
        <draw:frame presentation:style-name="pr4" draw:text-style-name="P24" draw:layer="layout" svg:width="25.585cm" svg:height="1.296cm" svg:x="1.27cm" svg:y="3.81cm" presentation:class="outline" presentation:user-transformed="true">
          <draw:text-box>
            <text:p text:style-name="P4"><text:span text:style-name="T12">Checkout process: Paypal payment (for music) / Amazon fulfillment (for merchandise)</text:span></text:p>
          </draw:text-box>
        </draw:frame>
        <draw:g>
          <draw:rect draw:style-name="gr17" draw:text-style-name="P1" draw:layer="layout" svg:width="24.353cm" svg:height="1.45cm" svg:x="2.084cm" svg:y="9.183cm">
            <text:p/>
          </draw:rect>
          <draw:frame draw:style-name="gr22" draw:text-style-name="P18" draw:layer="layout" svg:width="1.808cm" svg:height="0.964cm" svg:x="2.044cm" svg:y="9.318cm">
            <draw:text-box>
              <text:p text:style-name="P1"><text:span text:style-name="T10">ESB</text:span></text:p>
            </draw:text-box>
          </draw:frame>
        </draw:g>
        <draw:g>
          <draw:custom-shape draw:style-name="gr42" draw:text-style-name="P9" draw:layer="layout" svg:width="4.233cm" svg:height="1.464cm" svg:x="2.682cm" svg:y="5.8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2" draw:layer="layout" svg:width="6.97cm" svg:height="1.126cm" svg:x="2.653cm" svg:y="6.632cm">
            <draw:text-box>
              <text:p text:style-name="P11"><text:span text:style-name="T7">cartService</text:span></text:p>
            </draw:text-box>
          </draw:frame>
          <draw:frame draw:style-name="gr43" draw:text-style-name="P14" draw:layer="layout" svg:width="6.97cm" svg:height="1.429cm" svg:x="2.653cm" svg:y="5.83cm">
            <draw:text-box>
              <text:p text:style-name="P11"><text:span text:style-name="T9">Magnet Data Service</text:span></text:p>
              <text:p text:style-name="P11"><text:span text:style-name="T13">Checkout Client</text:span></text:p>
            </draw:text-box>
          </draw:frame>
        </draw:g>
        <draw:rect draw:style-name="gr17" draw:text-style-name="P1" draw:layer="layout" svg:width="4.107cm" svg:height="3.021cm" svg:x="20.823cm" svg:y="15.831cm">
          <text:p/>
        </draw:rect>
        <draw:g>
          <draw:frame draw:style-name="gr34" draw:text-style-name="P16" draw:layer="layout" svg:width="4.954cm" svg:height="0.569cm" svg:x="20.329cm" svg:y="18.186cm">
            <draw:text-box>
              <text:p text:style-name="P15"><text:span text:style-name="T4">Amazon Fulfilment Channel</text:span></text:p>
            </draw:text-box>
          </draw:frame>
          <draw:custom-shape draw:style-name="gr19" draw:text-style-name="P17" draw:layer="layout" svg:width="2.582cm" svg:height="0.602cm" svg:x="21.549cm" svg:y="17.4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1.294cm" svg:y="17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23.888cm" svg:y="17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21.842cm" svg:y="17.50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9" draw:layer="layout" svg:width="2.363cm" svg:height="0.497cm" svg:x="21.732cm" svg:y="17.572cm">
            <draw:text-box>
              <text:p text:style-name="P6"><text:span text:style-name="T3">&lt;&lt;Channel&gt;&gt;</text:span></text:p>
            </draw:text-box>
          </draw:frame>
        </draw:g>
        <draw:frame draw:style-name="gr22" draw:text-style-name="P26" draw:layer="layout" svg:width="3.175cm" svg:height="0.964cm" svg:x="20.839cm" svg:y="15.902cm">
          <draw:text-box>
            <text:p text:style-name="P25"><text:span text:style-name="T10">Amazon</text:span></text:p>
          </draw:text-box>
        </draw:frame>
        <draw:custom-shape draw:style-name="gr44" draw:text-style-name="P9" draw:layer="layout" svg:width="4.495cm" svg:height="1.464cm" svg:x="8.624cm" svg:y="5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4.566cm" svg:height="1.126cm" svg:x="8.569cm" svg:y="6.559cm">
          <draw:text-box>
            <text:p text:style-name="P11"><text:span text:style-name="T7">httpService</text:span></text:p>
          </draw:text-box>
        </draw:frame>
        <draw:frame draw:style-name="gr43" draw:text-style-name="P14" draw:layer="layout" svg:width="4.566cm" svg:height="1.429cm" svg:x="8.553cm" svg:y="5.757cm">
          <draw:text-box>
            <text:p text:style-name="P11"><text:span text:style-name="T9">Magnet Order Service</text:span></text:p>
            <text:p text:style-name="P11"><text:span text:style-name="T13">Gateway Service</text:span></text:p>
          </draw:text-box>
        </draw:frame>
        <draw:custom-shape draw:style-name="gr45" draw:text-style-name="P9" draw:layer="layout" svg:width="5.748cm" svg:height="1.464cm" svg:x="17.982cm" svg:y="5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5.777cm" svg:height="1.126cm" svg:x="17.953cm" svg:y="6.559cm">
          <draw:text-box>
            <text:p text:style-name="P11"><text:span text:style-name="T7">posterService</text:span></text:p>
          </draw:text-box>
        </draw:frame>
        <draw:frame draw:style-name="gr43" draw:text-style-name="P14" draw:layer="layout" svg:width="5.46cm" svg:height="1.429cm" svg:x="17.953cm" svg:y="5.757cm">
          <draw:text-box>
            <text:p text:style-name="P11"><text:span text:style-name="T9">Pending Orders Poster Service</text:span></text:p>
            <text:p text:style-name="P11"><text:span text:style-name="T13">Posting Service</text:span></text:p>
          </draw:text-box>
        </draw:frame>
        <draw:custom-shape draw:style-name="gr46" draw:text-style-name="P9" draw:layer="layout" svg:width="5.926cm" svg:height="1.464cm" svg:x="5.686cm" svg:y="12.4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6.97cm" svg:height="1.126cm" svg:x="5.657cm" svg:y="13.216cm">
          <draw:text-box>
            <text:p text:style-name="P11"><text:span text:style-name="T7">orderAggregator</text:span></text:p>
          </draw:text-box>
        </draw:frame>
        <draw:frame draw:style-name="gr43" draw:text-style-name="P14" draw:layer="layout" svg:width="6.97cm" svg:height="1.429cm" svg:x="5.657cm" svg:y="12.414cm">
          <draw:text-box>
            <text:p text:style-name="P11"><text:span text:style-name="T9">Magnet Order Store Service</text:span><text:span text:style-name="T9"><text:line-break/></text:span><text:span text:style-name="T13">Aggregation Service</text:span></text:p>
          </draw:text-box>
        </draw:frame>
        <draw:g>
          <draw:custom-shape draw:style-name="gr47" draw:text-style-name="P9" draw:layer="layout" svg:width="5.926cm" svg:height="1.464cm" svg:x="5.691cm" svg:y="14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2" draw:layer="layout" svg:width="6.97cm" svg:height="1.126cm" svg:x="5.662cm" svg:y="15.774cm">
            <draw:text-box>
              <text:p text:style-name="P11"><text:span text:style-name="T7">orderInvoker</text:span></text:p>
            </draw:text-box>
          </draw:frame>
          <draw:frame draw:style-name="gr43" draw:text-style-name="P14" draw:layer="layout" svg:width="6.97cm" svg:height="1.429cm" svg:x="5.662cm" svg:y="14.972cm">
            <draw:text-box>
              <text:p text:style-name="P11"><text:span text:style-name="T9">Magnet Order Store Service</text:span></text:p>
              <text:p text:style-name="P11"><text:span text:style-name="T13">Instruction Service</text:span></text:p>
            </draw:text-box>
          </draw:frame>
        </draw:g>
        <draw:rect draw:style-name="gr17" draw:text-style-name="P1" draw:layer="layout" svg:width="4.107cm" svg:height="3.021cm" svg:x="20.823cm" svg:y="11.832cm">
          <text:p/>
        </draw:rect>
        <draw:g>
          <draw:frame draw:style-name="gr34" draw:text-style-name="P16" draw:layer="layout" svg:width="4.954cm" svg:height="0.569cm" svg:x="20.329cm" svg:y="14.187cm">
            <draw:text-box>
              <text:p text:style-name="P15"><text:span text:style-name="T4">Paypal Payment Channel</text:span></text:p>
            </draw:text-box>
          </draw:frame>
          <draw:custom-shape draw:style-name="gr19" draw:text-style-name="P17" draw:layer="layout" svg:width="2.582cm" svg:height="0.602cm" svg:x="21.549cm" svg:y="13.4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1.294cm" svg:y="13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23.888cm" svg:y="13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21.842cm" svg:y="13.5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9" draw:layer="layout" svg:width="2.363cm" svg:height="0.497cm" svg:x="21.732cm" svg:y="13.573cm">
            <draw:text-box>
              <text:p text:style-name="P6"><text:span text:style-name="T3">&lt;&lt;Channel&gt;&gt;</text:span></text:p>
            </draw:text-box>
          </draw:frame>
        </draw:g>
        <draw:frame draw:style-name="gr22" draw:text-style-name="P18" draw:layer="layout" svg:width="3.175cm" svg:height="0.964cm" svg:x="20.839cm" svg:y="11.903cm">
          <draw:text-box>
            <text:p text:style-name="P25"><text:span text:style-name="T10">Paypal</text:span></text:p>
          </draw:text-box>
        </draw:frame>
        <draw:frame draw:style-name="gr22" draw:text-style-name="P27" draw:layer="layout" svg:width="3.175cm" svg:height="0.964cm" svg:x="20.84cm" svg:y="12.503cm">
          <draw:text-box>
            <text:p text:style-name="P25"><text:span text:style-name="T14">Web-services</text:span></text:p>
          </draw:text-box>
        </draw:frame>
        <draw:frame draw:style-name="gr22" draw:text-style-name="P27" draw:layer="layout" svg:width="3.175cm" svg:height="0.964cm" svg:x="20.841cm" svg:y="16.461cm">
          <draw:text-box>
            <text:p text:style-name="P25"><text:span text:style-name="T14">Web-services</text:span></text:p>
          </draw:text-box>
        </draw:frame>
        <draw:g>
          <draw:custom-shape draw:style-name="gr48" draw:text-style-name="P9" draw:layer="layout" svg:width="2.102cm" svg:height="1.464cm" svg:x="15.067cm" svg:y="13.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28" draw:layer="layout" svg:width="2.159cm" svg:height="1.316cm" svg:x="15.034cm" svg:y="13.142cm">
            <draw:text-box>
              <text:p text:style-name="P6"><text:span text:style-name="T9">Paypal </text:span></text:p>
              <text:p text:style-name="P6"><text:span text:style-name="T9">Service </text:span></text:p>
              <text:p text:style-name="P6"><text:span text:style-name="T9">Proxy</text:span></text:p>
            </draw:text-box>
          </draw:frame>
        </draw:g>
        <draw:g>
          <draw:custom-shape draw:style-name="gr50" draw:text-style-name="P9" draw:layer="layout" svg:width="2.392cm" svg:height="1.464cm" svg:x="14.774cm" svg:y="17.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28" draw:layer="layout" svg:width="2.456cm" svg:height="1.316cm" svg:x="14.737cm" svg:y="17.242cm">
            <draw:text-box>
              <text:p text:style-name="P6"><text:span text:style-name="T9">Amazon</text:span></text:p>
              <text:p text:style-name="P6"><text:span text:style-name="T9">Fulfilment</text:span></text:p>
              <text:p text:style-name="P6"><text:span text:style-name="T9">Service</text:span></text:p>
            </draw:text-box>
          </draw:frame>
        </draw:g>
        <draw:custom-shape draw:style-name="gr51" draw:text-style-name="P29" draw:layer="layout" svg:width="1.757cm" svg:height="1.482cm" svg:x="7.632cm" svg:y="17.591cm">
          <text:p text:style-name="P1"><text:span text:style-name="T15">Ex.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3" draw:text-style-name="P1" draw:layer="layout" svg:x1="17.368cm" svg:y1="13.681cm" svg:x2="20.545cm" svg:y2="13.681cm">
          <text:p/>
        </draw:line>
        <draw:line draw:style-name="gr36" draw:text-style-name="P1" draw:layer="layout" svg:x1="17.368cm" svg:y1="13.981cm" svg:x2="20.545cm" svg:y2="13.981cm">
          <text:p/>
        </draw:line>
        <draw:custom-shape draw:style-name="gr52" draw:text-style-name="P7" draw:layer="layout" svg:width="2.026cm" svg:height="0.534cm" svg:x="17.953cm" svg:y="13.567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3" draw:layer="layout" svg:width="3.622cm" svg:height="0.569cm" svg:x="17.262cm" svg:y="14.143cm">
          <draw:text-box>
            <text:p><text:span text:style-name="T8">WS Request / Response</text:span></text:p>
          </draw:text-box>
        </draw:frame>
        <draw:frame draw:style-name="gr54" draw:text-style-name="P20" draw:layer="layout" svg:width="2.796cm" svg:height="0.569cm" svg:x="17.628cm" svg:y="12.948cm">
          <draw:text-box>
            <text:p><text:span text:style-name="T11">executePayment()</text:span></text:p>
          </draw:text-box>
        </draw:frame>
        <draw:line draw:style-name="gr13" draw:text-style-name="P1" draw:layer="layout" svg:x1="17.368cm" svg:y1="17.681cm" svg:x2="20.545cm" svg:y2="17.681cm">
          <text:p/>
        </draw:line>
        <draw:line draw:style-name="gr36" draw:text-style-name="P1" draw:layer="layout" svg:x1="17.368cm" svg:y1="17.981cm" svg:x2="20.545cm" svg:y2="17.981cm">
          <text:p/>
        </draw:line>
        <draw:custom-shape draw:style-name="gr55" draw:text-style-name="P7" draw:layer="layout" svg:width="2.026cm" svg:height="0.534cm" svg:x="17.953cm" svg:y="17.567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13" draw:layer="layout" svg:width="3.622cm" svg:height="0.569cm" svg:x="17.262cm" svg:y="18.143cm">
          <draw:text-box>
            <text:p><text:span text:style-name="T8">WS Request / Response</text:span></text:p>
          </draw:text-box>
        </draw:frame>
        <draw:frame draw:style-name="gr56" draw:text-style-name="P20" draw:layer="layout" svg:width="3.142cm" svg:height="0.569cm" svg:x="18.098cm" svg:y="16.948cm">
          <draw:text-box>
            <text:p><text:span text:style-name="T11">fulfilOrder()</text:span></text:p>
          </draw:text-box>
        </draw:frame>
        <draw:line draw:style-name="gr13" draw:text-style-name="P1" draw:layer="layout" svg:x1="11.962cm" svg:y1="16.151cm" svg:x2="14.544cm" svg:y2="17.381cm">
          <text:p/>
        </draw:line>
        <draw:line draw:style-name="gr36" draw:text-style-name="P1" draw:layer="layout" svg:x1="11.962cm" svg:y1="16.51cm" svg:x2="14.502cm" svg:y2="17.697cm">
          <text:p/>
        </draw:line>
        <draw:frame draw:style-name="gr57" draw:text-style-name="P20" draw:layer="layout" svg:width="1.07cm" svg:height="0.569cm" svg:x="7.166cm" svg:y="18.877cm">
          <draw:text-box>
            <text:p><text:span text:style-name="T11">Yes</text:span></text:p>
          </draw:text-box>
        </draw:frame>
        <draw:line draw:style-name="gr13" draw:text-style-name="P1" draw:layer="layout" svg:x1="11.982cm" svg:y1="14.934cm" svg:x2="14.945cm" svg:y2="14.026cm">
          <text:p/>
        </draw:line>
        <draw:line draw:style-name="gr36" draw:text-style-name="P1" draw:layer="layout" svg:x1="12.003cm" svg:y1="15.263cm" svg:x2="14.903cm" svg:y2="14.373cm">
          <text:p/>
        </draw:line>
        <draw:frame draw:style-name="gr58" draw:text-style-name="P13" draw:layer="layout" svg:width="1.471cm" svg:height="0.569cm" svg:x="12.561cm" svg:y="14.425cm">
          <draw:text-box>
            <text:p><text:span text:style-name="T8">API call</text:span></text:p>
          </draw:text-box>
        </draw:frame>
        <draw:frame draw:style-name="gr58" draw:text-style-name="P13" draw:layer="layout" svg:width="1.471cm" svg:height="0.569cm" svg:x="12.562cm" svg:y="16.726cm">
          <draw:text-box>
            <text:p><text:span text:style-name="T8">API call</text:span></text:p>
          </draw:text-box>
        </draw:frame>
        <draw:frame draw:style-name="gr32" draw:text-style-name="P20" draw:layer="layout" svg:width="2.187cm" svg:height="0.569cm" svg:x="2.607cm" svg:y="17.761cm">
          <draw:text-box>
            <text:p><text:span text:style-name="T11">Invoice EMail</text:span></text:p>
          </draw:text-box>
        </draw:frame>
        <draw:frame draw:style-name="gr12" draw:text-style-name="P20" draw:layer="layout" svg:width="1.874cm" svg:height="0.569cm" svg:x="3.507cm" svg:y="18.945cm">
          <draw:text-box>
            <text:p><text:span text:style-name="T11">Alert EMail</text:span></text:p>
          </draw:text-box>
        </draw:frame>
        <draw:line draw:style-name="gr13" draw:text-style-name="P1" draw:layer="layout" svg:x1="8.469cm" svg:y1="14.949cm" svg:x2="8.469cm" svg:y2="13.935cm">
          <text:p/>
        </draw:line>
        <draw:line draw:style-name="gr14" draw:text-style-name="P1" draw:layer="layout" svg:x1="8.769cm" svg:y1="14.949cm" svg:x2="8.769cm" svg:y2="13.935cm">
          <text:p/>
        </draw:line>
        <draw:frame draw:style-name="gr32" draw:text-style-name="P13" draw:layer="layout" svg:width="2.148cm" svg:height="0.569cm" svg:x="7.368cm" svg:y="10.84cm">
          <draw:text-box>
            <text:p><text:span text:style-name="T8">JMS Order</text:span></text:p>
          </draw:text-box>
        </draw:frame>
        <draw:line draw:style-name="gr13" draw:text-style-name="P1" draw:layer="layout" svg:x1="8.515cm" svg:y1="10.686cm" svg:x2="8.515cm" svg:y2="12.387cm">
          <text:p/>
        </draw:line>
        <draw:frame draw:style-name="gr58" draw:text-style-name="P13" draw:layer="layout" svg:width="1.471cm" svg:height="0.569cm" svg:x="7.962cm" svg:y="14.168cm">
          <draw:text-box>
            <text:p><text:span text:style-name="T8">API call</text:span></text:p>
          </draw:text-box>
        </draw:frame>
        <draw:custom-shape draw:style-name="gr59" draw:text-style-name="P7" draw:layer="layout" svg:width="2.034cm" svg:height="0.534cm" svg:x="7.682cm" svg:y="11.446cm">
          <text:p text:style-name="P6"><text:span text:style-name="T3">[OneWay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8.511cm" svg:y1="16.507cm" svg:x2="8.515cm" svg:y2="17.588cm">
          <text:p/>
        </draw:line>
        <draw:frame draw:style-name="gr57" draw:text-style-name="P20" draw:layer="layout" svg:width="1.07cm" svg:height="0.569cm" svg:x="6.566cm" svg:y="17.778cm">
          <draw:text-box>
            <text:p><text:span text:style-name="T11">No</text:span></text:p>
          </draw:text-box>
        </draw:frame>
        <draw:polyline draw:style-name="gr13" draw:text-style-name="P1" draw:layer="layout" svg:width="8.395cm" svg:height="3.069cm" draw:transform="skewX (7.22635545864816E-017) rotate (1.98059963516279) translate (4.82854231898259cm 19.5460274318799cm)" svg:viewBox="0 0 8396 3070" draw:points="0,-3648 1329,-6718 8396,-3648">
          <text:p/>
        </draw:polyline>
        <draw:polyline draw:style-name="gr13" draw:text-style-name="P1" draw:layer="layout" svg:width="9.655cm" svg:height="3.631cm" draw:transform="skewX (-5.31113118715431E-017) rotate (1.98059963516279) translate (5.3425048456723cm 20.8893859842926cm)" svg:viewBox="0 0 9656 3632" draw:points="408,-3214 0,-3391 1507,-6846 9656,-3306">
          <text:p/>
        </draw:polyline>
        <draw:g>
          <draw:line draw:style-name="gr13" draw:text-style-name="P1" draw:layer="layout" svg:x1="11.07cm" svg:y1="9.049cm" svg:x2="11.07cm" svg:y2="7.448cm">
            <text:p/>
          </draw:line>
          <draw:line draw:style-name="gr14" draw:text-style-name="P1" draw:layer="layout" svg:x1="11.37cm" svg:y1="9.049cm" svg:x2="11.37cm" svg:y2="7.448cm">
            <text:p/>
          </draw:line>
          <draw:frame draw:style-name="gr58" draw:text-style-name="P13" draw:layer="layout" svg:width="2.373cm" svg:height="0.569cm" svg:x="8.621cm" svg:y="7.358cm">
            <draw:text-box>
              <text:p><text:span text:style-name="T8">HTTP Request</text:span></text:p>
            </draw:text-box>
          </draw:frame>
          <draw:custom-shape draw:style-name="gr60" draw:text-style-name="P7" draw:layer="layout" svg:width="2.034cm" svg:height="0.534cm" svg:x="10.131cm" svg:y="7.979cm">
            <text:p text:style-name="P6"><text:span text:style-name="T3">[Exchange]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8" draw:text-style-name="P13" draw:layer="layout" svg:width="2.593cm" svg:height="0.569cm" svg:x="11.422cm" svg:y="8.617cm">
            <draw:text-box>
              <text:p><text:span text:style-name="T8">HTTP Response</text:span></text:p>
            </draw:text-box>
          </draw:frame>
        </draw:g>
        <draw:line draw:style-name="gr13" draw:text-style-name="P1" draw:layer="layout" svg:x1="4.47cm" svg:y1="7.447cm" svg:x2="4.47cm" svg:y2="9.048cm">
          <text:p/>
        </draw:line>
        <draw:line draw:style-name="gr14" draw:text-style-name="P1" draw:layer="layout" svg:x1="4.77cm" svg:y1="7.447cm" svg:x2="4.77cm" svg:y2="9.048cm">
          <text:p/>
        </draw:line>
        <draw:frame draw:style-name="gr58" draw:text-style-name="P13" draw:layer="layout" svg:width="2.373cm" svg:height="0.569cm" svg:x="2.021cm" svg:y="7.358cm">
          <draw:text-box>
            <text:p><text:span text:style-name="T8">HTTP Request</text:span></text:p>
          </draw:text-box>
        </draw:frame>
        <draw:custom-shape draw:style-name="gr61" draw:text-style-name="P7" draw:layer="layout" svg:width="2.034cm" svg:height="0.534cm" svg:x="3.531cm" svg:y="7.979cm">
          <text:p text:style-name="P6"><text:span text:style-name="T3">[Exchange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3" draw:layer="layout" svg:width="2.593cm" svg:height="0.569cm" svg:x="4.822cm" svg:y="8.617cm">
          <draw:text-box>
            <text:p><text:span text:style-name="T8">HTTP Response</text:span></text:p>
          </draw:text-box>
        </draw:frame>
        <draw:line draw:style-name="gr62" draw:text-style-name="P1" draw:layer="layout" svg:x1="18.37cm" svg:y1="9.049cm" svg:x2="18.37cm" svg:y2="7.448cm">
          <text:p/>
        </draw:line>
        <draw:line draw:style-name="gr63" draw:text-style-name="P1" draw:layer="layout" svg:x1="18.77cm" svg:y1="9.049cm" svg:x2="18.77cm" svg:y2="7.448cm">
          <text:p/>
        </draw:line>
        <draw:frame draw:style-name="gr58" draw:text-style-name="P30" draw:layer="layout" svg:width="1.84cm" svg:height="0.887cm" svg:x="16.621cm" svg:y="7.658cm">
          <draw:text-box>
            <text:p text:style-name="P25"><text:span text:style-name="T8">Scheduled</text:span></text:p>
            <text:p text:style-name="P1"><text:span text:style-name="T8">Event</text:span></text:p>
          </draw:text-box>
        </draw:frame>
        <draw:frame draw:style-name="gr64" draw:text-style-name="P13" draw:layer="layout" svg:width="2.03cm" svg:height="0.887cm" svg:x="18.338cm" svg:y="8cm">
          <draw:text-box>
            <text:p><text:span text:style-name="T8">send</text:span></text:p>
            <text:p><text:span text:style-name="T8">JMS Trigger</text:span></text:p>
          </draw:text-box>
        </draw:frame>
        <draw:g>
          <draw:custom-shape draw:style-name="gr65" draw:text-style-name="P9" draw:layer="layout" svg:width="1.773cm" svg:height="1.464cm" svg:x="14.663cm" svg:y="5.7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28" draw:layer="layout" svg:width="1.821cm" svg:height="1.316cm" svg:x="14.635cm" svg:y="5.863cm">
            <draw:text-box>
              <text:p text:style-name="P6"><text:span text:style-name="T9">Pending</text:span></text:p>
              <text:p text:style-name="P6"><text:span text:style-name="T9">Orders</text:span></text:p>
              <text:p text:style-name="P6"><text:span text:style-name="T9">List</text:span></text:p>
            </draw:text-box>
          </draw:frame>
        </draw:g>
        <draw:line draw:style-name="gr13" draw:text-style-name="P1" draw:layer="layout" svg:x1="13.234cm" svg:y1="6.481cm" svg:x2="14.507cm" svg:y2="6.481cm">
          <text:p/>
        </draw:line>
        <draw:line draw:style-name="gr13" draw:text-style-name="P1" draw:layer="layout" svg:x1="16.609cm" svg:y1="6.481cm" svg:x2="17.882cm" svg:y2="6.481cm">
          <text:p/>
        </draw:line>
        <draw:frame draw:style-name="gr66" draw:text-style-name="P20" draw:layer="layout" svg:width="1.082cm" svg:height="0.569cm" svg:x="13.391cm" svg:y="5.849cm">
          <draw:text-box>
            <text:p><text:span text:style-name="T11">put()</text:span></text:p>
          </draw:text-box>
        </draw:frame>
        <draw:frame draw:style-name="gr66" draw:text-style-name="P20" draw:layer="layout" svg:width="1.082cm" svg:height="0.569cm" svg:x="16.665cm" svg:y="5.85cm">
          <draw:text-box>
            <text:p><text:span text:style-name="T11">get()</text:span></text:p>
          </draw:text-box>
        </draw:frame>
        <draw:line draw:style-name="gr13" draw:text-style-name="P1" draw:layer="layout" svg:x1="20.97cm" svg:y1="9.05cm" svg:x2="20.97cm" svg:y2="7.449cm">
          <text:p/>
        </draw:line>
        <draw:frame draw:style-name="gr67" draw:text-style-name="P13" draw:layer="layout" svg:width="2.03cm" svg:height="0.887cm" svg:x="20.279cm" svg:y="7.712cm">
          <draw:text-box>
            <text:p><text:span text:style-name="T8">receive</text:span></text:p>
            <text:p><text:span text:style-name="T8">JMS Trigger</text:span></text:p>
          </draw:text-box>
        </draw:frame>
        <draw:line draw:style-name="gr63" draw:text-style-name="P1" draw:layer="layout" svg:x1="22.97cm" svg:y1="9.05cm" svg:x2="22.97cm" svg:y2="7.449cm">
          <text:p/>
        </draw:line>
        <draw:frame draw:style-name="gr64" draw:text-style-name="P13" draw:layer="layout" svg:width="1.869cm" svg:height="0.887cm" svg:x="22.438cm" svg:y="8.001cm">
          <draw:text-box>
            <text:p><text:span text:style-name="T8">send</text:span></text:p>
            <text:p><text:span text:style-name="T8">JMS Order</text:span></text:p>
          </draw:text-box>
        </draw:frame>
        <draw:frame draw:style-name="gr54" draw:text-style-name="P20" draw:layer="layout" svg:width="1.48cm" svg:height="0.887cm" svg:x="12.863cm" svg:y="13.629cm">
          <draw:text-box>
            <text:p><text:span text:style-name="T11">Music </text:span></text:p>
            <text:p><text:span text:style-name="T11">Assets</text:span></text:p>
          </draw:text-box>
        </draw:frame>
        <draw:frame draw:style-name="gr54" draw:text-style-name="P20" draw:layer="layout" svg:width="2.119cm" svg:height="0.887cm" svg:x="12.861cm" svg:y="16.001cm">
          <draw:text-box>
            <text:p><text:span text:style-name="T11">Merchandise</text:span></text:p>
            <text:p><text:span text:style-name="T11">Assets</text:span></text:p>
          </draw:text-box>
        </draw:frame>
        <draw:g>
          <draw:custom-shape draw:style-name="gr68" draw:text-style-name="P1" draw:layer="layout" svg:width="0.57cm" svg:height="0.594cm" svg:x="23.156cm" svg:y="5.778cm">
            <text:p/>
  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frame draw:style-name="gr66" draw:text-style-name="P31" draw:layer="layout" svg:width="1.067cm" svg:height="0.603cm" svg:x="23.233cm" svg:y="5.681cm">
            <draw:text-box>
              <text:p><text:span text:style-name="T16">1</text:span></text:p>
            </draw:text-box>
          </draw:frame>
        </draw:g>
        <draw:g>
          <draw:custom-shape draw:style-name="gr68" draw:text-style-name="P1" draw:layer="layout" svg:width="0.57cm" svg:height="0.594cm" svg:x="12.535cm" svg:y="5.779cm">
            <text:p/>
  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frame draw:style-name="gr66" draw:text-style-name="P31" draw:layer="layout" svg:width="1.067cm" svg:height="0.603cm" svg:x="12.612cm" svg:y="5.682cm">
            <draw:text-box>
              <text:p><text:span text:style-name="T16">1</text:span></text:p>
            </draw:text-box>
          </draw:frame>
        </draw:g>
        <draw:g>
          <draw:custom-shape draw:style-name="gr68" draw:text-style-name="P1" draw:layer="layout" svg:width="0.57cm" svg:height="0.594cm" svg:x="6.335cm" svg:y="5.864cm">
            <text:p/>
  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frame draw:style-name="gr66" draw:text-style-name="P31" draw:layer="layout" svg:width="1.067cm" svg:height="0.603cm" svg:x="6.412cm" svg:y="5.767cm">
            <draw:text-box>
              <text:p><text:span text:style-name="T16">n</text:span></text:p>
            </draw:text-box>
          </draw:frame>
        </draw:g>
        <draw:g>
          <draw:custom-shape draw:style-name="gr68" draw:text-style-name="P1" draw:layer="layout" svg:width="0.57cm" svg:height="0.594cm" svg:x="11.028cm" svg:y="12.446cm">
            <text:p/>
  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frame draw:style-name="gr66" draw:text-style-name="P31" draw:layer="layout" svg:width="1.067cm" svg:height="0.603cm" svg:x="11.105cm" svg:y="12.349cm">
            <draw:text-box>
              <text:p><text:span text:style-name="T16">1</text:span></text:p>
            </draw:text-box>
          </draw:frame>
        </draw:g>
        <draw:g>
          <draw:custom-shape draw:style-name="gr68" draw:text-style-name="P1" draw:layer="layout" svg:width="0.57cm" svg:height="0.594cm" svg:x="11.028cm" svg:y="15.01cm">
            <text:p/>
  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  <draw:frame draw:style-name="gr66" draw:text-style-name="P31" draw:layer="layout" svg:width="1.067cm" svg:height="0.603cm" svg:x="11.105cm" svg:y="14.913cm">
            <draw:text-box>
              <text:p><text:span text:style-name="T16">n</text:span></text:p>
            </draw:text-box>
          </draw:frame>
        </draw:g>
        <presentation:notes draw:style-name="dp2">
          <draw:page-thumbnail draw:style-name="gr16" draw:layer="layout" svg:width="13.968cm" svg:height="10.476cm" svg:x="3.81cm" svg:y="2.123cm" draw:page-number="3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5.597cm" svg:height="0.13cm" svg:x="1.101cm" svg:y="2.969cm">
          <text:p/>
        </draw:rect>
        <draw:frame draw:style-name="gr2" draw:text-style-name="P3" draw:layer="layout" svg:width="22.367cm" svg:height="1.505cm" svg:x="1.198cm" svg:y="1.61cm">
          <draw:text-box>
            <text:p text:style-name="P2"><text:span text:style-name="T1">Magnet Project ESB Interaction</text:span></text:p>
          </draw:text-box>
        </draw:frame>
        <draw:frame presentation:style-name="pr5" draw:text-style-name="P5" draw:layer="layout" svg:width="25.585cm" svg:height="1.296cm" svg:x="1.27cm" svg:y="3.81cm" presentation:class="outline" presentation:user-transformed="true">
          <draw:text-box>
            <text:p text:style-name="P4"><text:span text:style-name="T2">Current and potential channels</text:span></text:p>
          </draw:text-box>
        </draw:frame>
        <draw:rect draw:style-name="gr17" draw:text-style-name="P1" draw:layer="layout" svg:width="6.483cm" svg:height="13.814cm" svg:x="2.104cm" svg:y="5.719cm">
          <text:p/>
        </draw:rect>
        <draw:g>
          <draw:frame draw:style-name="gr69" draw:text-style-name="P33" draw:layer="layout" svg:width="5.926cm" svg:height="0.579cm" svg:x="2.555cm" svg:y="7.674cm">
            <draw:text-box>
              <text:p text:style-name="P32"><text:span text:style-name="T17">magnet_Payments_esb</text:span><text:span text:style-name="T17"><text:tab/></text:span></text:p>
            </draw:text-box>
          </draw:frame>
          <draw:custom-shape draw:style-name="gr19" draw:text-style-name="P17" draw:layer="layout" svg:width="2.582cm" svg:height="0.602cm" svg:x="2.83cm" svg:y="7.0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7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7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7.0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7.16cm">
            <draw:text-box>
              <text:p text:style-name="P6"><text:span text:style-name="T3">&lt;&lt;Channel&gt;&gt;</text:span></text:p>
            </draw:text-box>
          </draw:frame>
        </draw:g>
        <draw:frame draw:style-name="gr71" draw:text-style-name="P26" draw:layer="layout" svg:width="6.287cm" svg:height="0.937cm" svg:x="2.189cm" svg:y="5.79cm">
          <draw:text-box>
            <text:p text:style-name="P25"><text:span text:style-name="T10">ESB JMS Channels</text:span></text:p>
          </draw:text-box>
        </draw:frame>
        <draw:g>
          <draw:frame draw:style-name="gr69" draw:text-style-name="P33" draw:layer="layout" svg:width="5.926cm" svg:height="0.579cm" svg:x="2.555cm" svg:y="8.974cm">
            <draw:text-box>
              <text:p text:style-name="P32"><text:span text:style-name="T17">magnet_Response_esb</text:span></text:p>
            </draw:text-box>
          </draw:frame>
          <draw:custom-shape draw:style-name="gr19" draw:text-style-name="P17" draw:layer="layout" svg:width="2.582cm" svg:height="0.602cm" svg:x="2.83cm" svg:y="8.3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8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8.3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8.3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8.4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0.274cm">
            <draw:text-box>
              <text:p text:style-name="P32"><text:span text:style-name="T17">magnet_Response_esb_reply</text:span></text:p>
            </draw:text-box>
          </draw:frame>
          <draw:custom-shape draw:style-name="gr19" draw:text-style-name="P17" draw:layer="layout" svg:width="2.582cm" svg:height="0.602cm" svg:x="2.83cm" svg:y="9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9.6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9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9.6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9.7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1.574cm">
            <draw:text-box>
              <text:p text:style-name="P32"><text:span text:style-name="T17">magnet_Order_esb</text:span></text:p>
            </draw:text-box>
          </draw:frame>
          <draw:custom-shape draw:style-name="gr19" draw:text-style-name="P17" draw:layer="layout" svg:width="2.582cm" svg:height="0.602cm" svg:x="2.83cm" svg:y="10.9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10.9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10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10.9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11.0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2.874cm">
            <draw:text-box>
              <text:p text:style-name="P32"><text:span text:style-name="T17">magnet_Invoice_esb</text:span></text:p>
            </draw:text-box>
          </draw:frame>
          <draw:custom-shape draw:style-name="gr19" draw:text-style-name="P17" draw:layer="layout" svg:width="2.582cm" svg:height="0.602cm" svg:x="2.83cm" svg:y="12.2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12.2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12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12.2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12.3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4.174cm">
            <draw:text-box>
              <text:p text:style-name="P32"><text:span text:style-name="T17">magnet_Invoice_esb</text:span></text:p>
            </draw:text-box>
          </draw:frame>
          <draw:custom-shape draw:style-name="gr19" draw:text-style-name="P17" draw:layer="layout" svg:width="2.582cm" svg:height="0.602cm" svg:x="2.83cm" svg:y="13.5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13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1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13.5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13.6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5.474cm">
            <draw:text-box>
              <text:p text:style-name="P32"><text:span text:style-name="T17">magnet_PendingOrders_gw</text:span></text:p>
            </draw:text-box>
          </draw:frame>
          <draw:custom-shape draw:style-name="gr19" draw:text-style-name="P17" draw:layer="layout" svg:width="2.582cm" svg:height="0.602cm" svg:x="2.83cm" svg:y="14.8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14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14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14.8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14.9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7.374cm">
            <draw:text-box>
              <text:p text:style-name="P34"><text:span text:style-name="T4">Paypal Service Channel</text:span></text:p>
            </draw:text-box>
          </draw:frame>
          <draw:custom-shape draw:style-name="gr19" draw:text-style-name="P17" draw:layer="layout" svg:width="2.582cm" svg:height="0.602cm" svg:x="2.83cm" svg:y="16.7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16.7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16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16.7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16.86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.555cm" svg:y="18.674cm">
            <draw:text-box>
              <text:p text:style-name="P34"><text:span text:style-name="T4">Amazon Service Channel</text:span></text:p>
            </draw:text-box>
          </draw:frame>
          <draw:custom-shape draw:style-name="gr19" draw:text-style-name="P17" draw:layer="layout" svg:width="2.582cm" svg:height="0.602cm" svg:x="2.83cm" svg:y="18.0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.575cm" svg:y="1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5.169cm" svg:y="18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3.123cm" svg:y="18.0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3.013cm" svg:y="18.16cm">
            <draw:text-box>
              <text:p text:style-name="P6"><text:span text:style-name="T3">&lt;&lt;Channel&gt;&gt;</text:span></text:p>
            </draw:text-box>
          </draw:frame>
        </draw:g>
        <draw:rect draw:style-name="gr17" draw:text-style-name="P1" draw:layer="layout" svg:width="6.483cm" svg:height="4.293cm" svg:x="10.969cm" svg:y="5.719cm">
          <text:p/>
        </draw:rect>
        <draw:g>
          <draw:frame draw:style-name="gr69" draw:text-style-name="P35" draw:layer="layout" svg:width="5.926cm" svg:height="0.579cm" svg:x="11.42cm" svg:y="7.674cm">
            <draw:text-box>
              <text:p text:style-name="P32"><text:span text:style-name="T17">magnet_Http_provider</text:span><text:span text:style-name="T17"><text:tab/></text:span></text:p>
            </draw:text-box>
          </draw:frame>
          <draw:custom-shape draw:style-name="gr19" draw:text-style-name="P36" draw:layer="layout" svg:width="2.582cm" svg:height="0.602cm" svg:x="11.695cm" svg:y="7.0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36" draw:layer="layout" svg:width="0.505cm" svg:height="0.602cm" svg:x="11.44cm" svg:y="7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0.505cm" svg:height="0.602cm" svg:x="14.034cm" svg:y="7.0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7" draw:layer="layout" svg:width="2.286cm" svg:height="0.58cm" svg:x="11.988cm" svg:y="7.09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38" draw:layer="layout" svg:width="2.363cm" svg:height="1.266cm" svg:x="11.878cm" svg:y="7.16cm">
            <draw:text-box>
              <text:p text:style-name="P6"><text:span text:style-name="T3">&lt;&lt;Channel&gt;&gt;</text:span></text:p>
            </draw:text-box>
          </draw:frame>
        </draw:g>
        <draw:frame draw:style-name="gr71" draw:text-style-name="P26" draw:layer="layout" svg:width="6.287cm" svg:height="0.937cm" svg:x="11.054cm" svg:y="5.79cm">
          <draw:text-box>
            <text:p text:style-name="P25"><text:span text:style-name="T10">ESB HTTP Channels</text:span></text:p>
          </draw:text-box>
        </draw:frame>
        <draw:rect draw:style-name="gr17" draw:text-style-name="P1" draw:layer="layout" svg:width="6.483cm" svg:height="4.293cm" svg:x="19.67cm" svg:y="5.72cm">
          <text:p/>
        </draw:rect>
        <draw:frame draw:style-name="gr71" draw:text-style-name="P26" draw:layer="layout" svg:width="6.287cm" svg:height="0.937cm" svg:x="19.755cm" svg:y="5.791cm">
          <draw:text-box>
            <text:p text:style-name="P25"><text:span text:style-name="T10">ESB Email Channels</text:span></text:p>
          </draw:text-box>
        </draw:frame>
        <draw:g>
          <draw:frame draw:style-name="gr69" draw:text-style-name="P33" draw:layer="layout" svg:width="5.926cm" svg:height="0.579cm" svg:x="20.179cm" svg:y="7.659cm">
            <draw:text-box>
              <text:p text:style-name="P34"><text:span text:style-name="T4">Magnet Invoice Email</text:span></text:p>
            </draw:text-box>
          </draw:frame>
          <draw:custom-shape draw:style-name="gr19" draw:text-style-name="P17" draw:layer="layout" svg:width="2.582cm" svg:height="0.602cm" svg:x="20.454cm" svg:y="7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0.199cm" svg:y="7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22.793cm" svg:y="7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20.747cm" svg:y="7.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20.637cm" svg:y="7.145cm">
            <draw:text-box>
              <text:p text:style-name="P6"><text:span text:style-name="T3">&lt;&lt;Channel&gt;&gt;</text:span></text:p>
            </draw:text-box>
          </draw:frame>
        </draw:g>
        <draw:g>
          <draw:frame draw:style-name="gr69" draw:text-style-name="P33" draw:layer="layout" svg:width="5.926cm" svg:height="0.579cm" svg:x="20.179cm" svg:y="8.959cm">
            <draw:text-box>
              <text:p text:style-name="P34"><text:span text:style-name="T4">Magnet Alert Email</text:span></text:p>
            </draw:text-box>
          </draw:frame>
          <draw:custom-shape draw:style-name="gr19" draw:text-style-name="P17" draw:layer="layout" svg:width="2.582cm" svg:height="0.602cm" svg:x="20.454cm" svg:y="8.3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0.199cm" svg:y="8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22.793cm" svg:y="8.3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20.747cm" svg:y="8.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9" draw:layer="layout" svg:width="2.363cm" svg:height="1.266cm" svg:x="20.637cm" svg:y="8.445cm">
            <draw:text-box>
              <text:p text:style-name="P6"><text:span text:style-name="T3">&lt;&lt;Channel&gt;&gt;</text:span></text:p>
            </draw:text-box>
          </draw:frame>
        </draw:g>
        <presentation:notes draw:style-name="dp2">
          <draw:page-thumbnail draw:style-name="gr16" draw:layer="layout" svg:width="13.968cm" svg:height="10.476cm" svg:x="3.81cm" svg:y="2.123cm" draw:page-number="4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5.597cm" svg:height="0.13cm" svg:x="1.101cm" svg:y="2.969cm">
          <text:p/>
        </draw:rect>
        <draw:frame draw:style-name="gr2" draw:text-style-name="P3" draw:layer="layout" svg:width="22.367cm" svg:height="1.505cm" svg:x="1.198cm" svg:y="1.61cm">
          <draw:text-box>
            <text:p text:style-name="P2"><text:span text:style-name="T1">Magnet Project ESB Interaction</text:span></text:p>
          </draw:text-box>
        </draw:frame>
        <draw:frame presentation:style-name="pr6" draw:text-style-name="P5" draw:layer="layout" svg:width="25.585cm" svg:height="1.296cm" svg:x="1.27cm" svg:y="3.81cm" presentation:class="outline" presentation:user-transformed="true">
          <draw:text-box>
            <text:p text:style-name="P4"><text:span text:style-name="T2">Layered approach to communications / potential modules</text:span></text:p>
          </draw:text-box>
        </draw:frame>
        <draw:frame presentation:style-name="pr7" draw:text-style-name="P39" draw:layer="layout" svg:width="8.328cm" svg:height="9.062cm" svg:x="1.535cm" svg:y="5.942cm">
          <draw:text-box>
            <text:p text:style-name="P4"><text:span text:style-name="T18"><text:line-break/></text:span><text:span text:style-name="T19">ESB interface module</text:span><text:span text:style-name="T18"><text:line-break/></text:span><text:span text:style-name="T18">om.esb</text:span><text:span text:style-name="T18"><text:line-break/></text:span><text:span text:style-name="T18"><text:line-break/></text:span><text:span text:style-name="T19">Technology-specific modules</text:span><text:span text:style-name="T18"><text:line-break/></text:span><text:span text:style-name="T18">om.esb.ws</text:span><text:span text:style-name="T18"><text:line-break/></text:span><text:span text:style-name="T18">om.esb.jms</text:span><text:span text:style-name="T18"><text:line-break/></text:span><text:span text:style-name="T18">om.esb.http</text:span><text:span text:style-name="T18"><text:line-break/></text:span><text:span text:style-name="T18">om.esb.email</text:span><text:span text:style-name="T18"><text:line-break/></text:span><text:span text:style-name="T18"><text:line-break/></text:span><text:span text:style-name="T19">Subsystem-specific modules</text:span><text:span text:style-name="T18"><text:line-break/></text:span><text:span text:style-name="T18">om.esb.magnet</text:span><text:span text:style-name="T18"><text:line-break/></text:span><text:span text:style-name="T18">om.esb.amazon</text:span><text:span text:style-name="T18"><text:line-break/></text:span><text:span text:style-name="T18">om.esb.paypal</text:span><text:span text:style-name="T18"><text:line-break/></text:span><text:span text:style-name="T18"><text:line-break/></text:span><text:span text:style-name="T18"><text:line-break/></text:span><text:span text:style-name="T19">For example:</text:span><text:span text:style-name="T18"><text:line-break/></text:span><text:span text:style-name="T18"/></text:p>
            <text:p text:style-name="P4"><text:span text:style-name="T18"/></text:p>
          </draw:text-box>
        </draw:frame>
        <draw:frame presentation:style-name="pr7" draw:text-style-name="P40" draw:layer="layout" svg:width="13.36cm" svg:height="6.925cm" svg:x="11.235cm" svg:y="5.943cm">
          <draw:text-box>
            <text:p text:style-name="P4"><text:span text:style-name="T18"><text:line-break/></text:span><text:span text:style-name="T19">ESB interface module</text:span><text:span text:style-name="T18"><text:line-break/></text:span><text:span text:style-name="T18"> -Hides ESB version specifics</text:span><text:span text:style-name="T18"><text:line-break/></text:span><text:span text:style-name="T18"> -Throws ESB exceptions</text:span><text:span text:style-name="T18"><text:line-break/></text:span><text:span text:style-name="T18"><text:line-break/></text:span><text:span text:style-name="T19">Technology-specific modules</text:span><text:span text:style-name="T18"><text:line-break/></text:span><text:span text:style-name="T18"> -Hides ESB related code</text:span><text:span text:style-name="T18"><text:line-break/></text:span><text:span text:style-name="T18"> -Hides technology specifics</text:span><text:span text:style-name="T18"><text:line-break/></text:span><text:span text:style-name="T18"> -Hides transaction specifics</text:span><text:span text:style-name="T18"><text:line-break/></text:span><text:span text:style-name="T18"> -Throws technology specific exceptions</text:span><text:span text:style-name="T18"><text:line-break/></text:span><text:span text:style-name="T18"><text:line-break/></text:span><text:span text:style-name="T19">Subsystem-specific modules</text:span><text:span text:style-name="T18"><text:line-break/></text:span><text:span text:style-name="T18"> -Hides underlying technology</text:span><text:span text:style-name="T18"><text:line-break/></text:span><text:span text:style-name="T18"> -Throws subsystem specific exceptions</text:span><text:span text:style-name="T18"><text:line-break/></text:span><text:span text:style-name="T18"/></text:p>
          </draw:text-box>
        </draw:frame>
        <draw:custom-shape draw:style-name="gr72" draw:text-style-name="P9" draw:layer="layout" svg:width="6.198cm" svg:height="1.464cm" svg:x="3.814cm" svg:y="15.0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6.296cm" svg:height="1.429cm" svg:x="3.716cm" svg:y="15.048cm">
          <draw:text-box>
            <text:p text:style-name="P11"><text:span text:style-name="T9">Magnet Order Service</text:span></text:p>
            <text:p text:style-name="P11"><text:span text:style-name="T13">Gateway Service</text:span></text:p>
          </draw:text-box>
        </draw:frame>
        <draw:custom-shape draw:style-name="gr73" draw:text-style-name="P41" draw:layer="layout" svg:width="6.21cm" svg:height="0.525cm" svg:x="3.811cm" svg:y="16.533cm">
          <text:p text:style-name="P10"><text:span text:style-name="T6">om.esb.mag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1" draw:layer="layout" svg:width="3.099cm" svg:height="0.497cm" svg:x="3.812cm" svg:y="17.052cm">
          <text:p text:style-name="P10"><text:span text:style-name="T6">om.esb.ht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1" draw:layer="layout" svg:width="6.21cm" svg:height="0.497cm" svg:x="3.812cm" svg:y="17.553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1" draw:layer="layout" svg:width="3.099cm" svg:height="0.497cm" svg:x="6.913cm" svg:y="17.053cm">
          <text:p text:style-name="P10"><text:span text:style-name="T6">om.esb.j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9" draw:layer="layout" svg:width="10.728cm" svg:height="1.464cm" svg:x="12.714cm" svg:y="15.0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4" draw:layer="layout" svg:width="5.873cm" svg:height="1.429cm" svg:x="12.616cm" svg:y="15.048cm">
          <draw:text-box>
            <text:p text:style-name="P11"><text:span text:style-name="T9">Magnet Order Store Service</text:span></text:p>
            <text:p text:style-name="P11"><text:span text:style-name="T13">Instruction Service</text:span></text:p>
          </draw:text-box>
        </draw:frame>
        <draw:custom-shape draw:style-name="gr78" draw:text-style-name="P41" draw:layer="layout" svg:width="10.751cm" svg:height="0.497cm" svg:x="12.712cm" svg:y="17.59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2" draw:layer="layout" svg:width="6.202cm" svg:height="0.625cm" svg:x="3.599cm" svg:y="14.357cm">
          <draw:text-box>
            <text:p text:style-name="P11"><text:span text:style-name="T9">(incoming communications)</text:span></text:p>
          </draw:text-box>
        </draw:frame>
        <draw:frame draw:style-name="gr79" draw:text-style-name="P42" draw:layer="layout" svg:width="6.202cm" svg:height="0.625cm" svg:x="12.499cm" svg:y="14.358cm">
          <draw:text-box>
            <text:p text:style-name="P11"><text:span text:style-name="T9">(outgoing communications)</text:span></text:p>
          </draw:text-box>
        </draw:frame>
        <draw:custom-shape draw:style-name="gr80" draw:text-style-name="P41" draw:layer="layout" svg:width="2.688cm" svg:height="0.525cm" svg:x="18.09cm" svg:y="16.534cm">
          <text:p text:style-name="P10"><text:span text:style-name="T6">om.esb.payp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1" draw:layer="layout" svg:width="2.688cm" svg:height="0.525cm" svg:x="20.769cm" svg:y="16.535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1" draw:layer="layout" svg:width="2.688cm" svg:height="0.525cm" svg:x="15.412cm" svg:y="17.071cm">
          <text:p text:style-name="P10"><text:span text:style-name="T6">om.esb.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1" draw:layer="layout" svg:width="2.688cm" svg:height="0.525cm" svg:x="18.091cm" svg:y="17.072cm">
          <text:p text:style-name="P10"><text:span text:style-name="T6">om.esb.payp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1" draw:layer="layout" svg:width="2.688cm" svg:height="0.525cm" svg:x="20.77cm" svg:y="17.073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1" draw:layer="layout" svg:width="5.375cm" svg:height="0.525cm" svg:x="12.712cm" svg:y="16.533cm">
          <text:p text:style-name="P10"><text:span text:style-name="T6">om.esb.mag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1" draw:layer="layout" svg:width="2.688cm" svg:height="0.525cm" svg:x="12.713cm" svg:y="17.071cm">
          <text:p text:style-name="P10"><text:span text:style-name="T6">om.esb.j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3.968cm" svg:height="10.476cm" svg:x="3.81cm" svg:y="2.123cm" draw:page-number="5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5.597cm" svg:height="0.13cm" svg:x="1.101cm" svg:y="2.969cm">
          <text:p/>
        </draw:rect>
        <draw:frame draw:style-name="gr2" draw:text-style-name="P3" draw:layer="layout" svg:width="22.367cm" svg:height="1.505cm" svg:x="1.198cm" svg:y="1.61cm">
          <draw:text-box>
            <text:p text:style-name="P2"><text:span text:style-name="T1">Magnet Integration ESB Interaction</text:span></text:p>
          </draw:text-box>
        </draw:frame>
        <draw:frame presentation:style-name="pr8" draw:text-style-name="P5" draw:layer="layout" svg:width="25.585cm" svg:height="1.296cm" svg:x="1.27cm" svg:y="3.81cm" presentation:class="outline" presentation:user-transformed="true">
          <draw:text-box>
            <text:p text:style-name="P4"><text:span text:style-name="T2">Amazon order fulfillment processing</text:span></text:p>
          </draw:text-box>
        </draw:frame>
        <draw:rect draw:style-name="gr17" draw:text-style-name="P1" draw:layer="layout" svg:width="14.786cm" svg:height="2.921cm" svg:x="2.549cm" svg:y="16.14cm">
          <text:p/>
        </draw:rect>
        <draw:g>
          <draw:frame draw:style-name="gr18" draw:text-style-name="P16" draw:layer="layout" svg:width="6.794cm" svg:height="0.641cm" svg:x="6.722cm" svg:y="17.704cm">
            <draw:text-box>
              <text:p text:style-name="P15"><text:span text:style-name="T4">Amazon Order Fulfilment Channel</text:span></text:p>
            </draw:text-box>
          </draw:frame>
          <draw:custom-shape draw:style-name="gr19" draw:text-style-name="P17" draw:layer="layout" svg:width="3.542cm" svg:height="0.809cm" svg:x="8.395cm" svg:y="16.774cm">
            <text:p/>
            <draw:enhanced-geometry svg:viewBox="0 0 21600 21600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692cm" svg:height="0.809cm" svg:x="8.046cm" svg:y="16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692cm" svg:height="0.809cm" svg:x="11.603cm" svg:y="16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3.135cm" svg:height="0.78cm" svg:x="8.797cm" svg:y="16.7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1" draw:layer="layout" svg:width="3.239cm" svg:height="0.536cm" svg:x="8.647cm" svg:y="16.934cm">
            <draw:text-box>
              <text:p text:style-name="P6"><text:span text:style-name="T5">&lt;&lt;Channel&gt;&gt;</text:span></text:p>
            </draw:text-box>
          </draw:frame>
        </draw:g>
        <draw:frame draw:style-name="gr22" draw:text-style-name="P18" draw:layer="layout" svg:width="1.772cm" svg:height="0.964cm" svg:x="2.51cm" svg:y="16.275cm">
          <draw:text-box>
            <text:p text:style-name="P1"><text:span text:style-name="T10">ESB</text:span></text:p>
          </draw:text-box>
        </draw:frame>
        <draw:custom-shape draw:style-name="gr87" draw:text-style-name="P9" draw:layer="layout" svg:width="4.261cm" svg:height="2.052cm" svg:x="3.482cm" svg:y="7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1" draw:layer="layout" svg:width="4.261cm" svg:height="0.525cm" svg:x="3.483cm" svg:y="9.038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1" draw:layer="layout" svg:width="4.261cm" svg:height="0.497cm" svg:x="3.484cm" svg:y="9.557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9" draw:layer="layout" svg:width="4.261cm" svg:height="0.643cm" svg:x="3.483cm" svg:y="7.115cm">
          <text:p text:style-name="P6"><text:span text:style-name="T5">&lt;&lt;Client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6.97cm" svg:height="1.126cm" svg:x="3.253cm" svg:y="6.432cm">
          <draw:text-box>
            <text:p text:style-name="P11"><text:span text:style-name="T7">cartService</text:span></text:p>
          </draw:text-box>
        </draw:frame>
        <draw:frame draw:style-name="gr43" draw:text-style-name="P14" draw:layer="layout" svg:width="6.97cm" svg:height="1.429cm" svg:x="3.253cm" svg:y="5.63cm">
          <draw:text-box>
            <text:p text:style-name="P11"><text:span text:style-name="T13">Checkout Client</text:span></text:p>
            <text:p text:style-name="P11"><text:span text:style-name="T9">Client-side code</text:span></text:p>
          </draw:text-box>
        </draw:frame>
        <draw:frame draw:style-name="gr11" draw:text-style-name="P43" draw:layer="layout" svg:width="6.97cm" svg:height="1.126cm" svg:x="6.975cm" svg:y="18.167cm">
          <draw:text-box>
            <text:p text:style-name="P6"><text:span text:style-name="T7">amazonOrderFulfilmentChannel</text:span></text:p>
          </draw:text-box>
        </draw:frame>
        <draw:frame draw:style-name="gr21" draw:text-style-name="P21" draw:layer="layout" svg:width="2.873cm" svg:height="0.536cm" svg:x="3.445cm" svg:y="7.856cm">
          <draw:text-box>
            <text:p text:style-name="P11"><text:span text:style-name="T5">checkout()</text:span></text:p>
          </draw:text-box>
        </draw:frame>
        <draw:rect draw:style-name="gr33" draw:text-style-name="P44" draw:layer="layout" svg:width="4.107cm" svg:height="3.93cm" svg:x="21.534cm" svg:y="7.267cm">
          <text:p text:style-name="P11"><text:span text:style-name="T9">Amazon</text:span></text:p>
        </draw:rect>
        <draw:g>
          <draw:frame draw:style-name="gr34" draw:text-style-name="P16" draw:layer="layout" svg:width="4.954cm" svg:height="0.569cm" svg:x="21.04cm" svg:y="9.622cm">
            <draw:text-box>
              <text:p text:style-name="P15"><text:span text:style-name="T4">Amazon FWS Channel</text:span></text:p>
            </draw:text-box>
          </draw:frame>
          <draw:custom-shape draw:style-name="gr19" draw:text-style-name="P17" draw:layer="layout" svg:width="2.582cm" svg:height="0.602cm" svg:x="22.26cm" svg:y="8.93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7" draw:layer="layout" svg:width="0.505cm" svg:height="0.602cm" svg:x="22.005cm" svg:y="8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7" draw:layer="layout" svg:width="0.505cm" svg:height="0.602cm" svg:x="24.599cm" svg:y="8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9" draw:layer="layout" svg:width="2.286cm" svg:height="0.58cm" svg:x="22.553cm" svg:y="8.9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4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9" draw:layer="layout" svg:width="2.363cm" svg:height="0.497cm" svg:x="22.443cm" svg:y="9.008cm">
            <draw:text-box>
              <text:p text:style-name="P6"><text:span text:style-name="T3">&lt;&lt;Channel&gt;&gt;</text:span></text:p>
            </draw:text-box>
          </draw:frame>
        </draw:g>
        <draw:frame draw:style-name="gr22" draw:text-style-name="P18" draw:layer="layout" svg:width="3.175cm" svg:height="0.964cm" svg:x="21.15cm" svg:y="7.338cm">
          <draw:text-box>
            <text:p text:style-name="P1"><text:span text:style-name="T10">Amazon</text:span></text:p>
          </draw:text-box>
        </draw:frame>
        <draw:custom-shape draw:style-name="gr91" draw:text-style-name="P9" draw:layer="layout" svg:width="4.261cm" svg:height="2.052cm" svg:x="11.482cm" svg:y="7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1" draw:layer="layout" svg:width="4.261cm" svg:height="0.525cm" svg:x="11.483cm" svg:y="9.038cm">
          <text:p text:style-name="P10"><text:span text:style-name="T6">om.esb.amaz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1" draw:layer="layout" svg:width="4.261cm" svg:height="0.497cm" svg:x="11.484cm" svg:y="9.557cm">
          <text:p text:style-name="P10"><text:span text:style-name="T6">om.e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9" draw:layer="layout" svg:width="4.261cm" svg:height="0.643cm" svg:x="11.483cm" svg:y="7.115cm">
          <text:p text:style-name="P6"><text:span text:style-name="T5">&lt;&lt;Client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2" draw:layer="layout" svg:width="6.97cm" svg:height="1.126cm" svg:x="11.253cm" svg:y="6.432cm">
          <draw:text-box>
            <text:p text:style-name="P11"><text:span text:style-name="T7">amazonOrderFulfilmentInvoker</text:span></text:p>
          </draw:text-box>
        </draw:frame>
        <draw:frame draw:style-name="gr43" draw:text-style-name="P14" draw:layer="layout" svg:width="6.97cm" svg:height="1.429cm" svg:x="11.253cm" svg:y="5.63cm">
          <draw:text-box>
            <text:p text:style-name="P11"><text:span text:style-name="T13">Order Service</text:span></text:p>
            <text:p text:style-name="P11"><text:span text:style-name="T9">Amazon Order Fulfilment Invoker</text:span></text:p>
          </draw:text-box>
        </draw:frame>
        <draw:frame draw:style-name="gr21" draw:text-style-name="P21" draw:layer="layout" svg:width="2.873cm" svg:height="0.536cm" svg:x="11.445cm" svg:y="7.856cm">
          <draw:text-box>
            <text:p text:style-name="P11"><text:span text:style-name="T5">checkout()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6" presentation:class="page"/>
          <draw:frame presentation:style-name="pr2" draw:text-style-name="P2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Tom Fisher</meta:initial-creator>
    <meta:creation-date>2010-03-03T14:02:03.49</meta:creation-date>
    <meta:editing-duration>PT38H18M41S</meta:editing-duration>
    <meta:editing-cycles>75</meta:editing-cycles>
    <dc:date>2010-03-05T04:27:24.58</dc:date>
    <dc:creator>Tom Fisher</dc:creator>
    <meta:generator>OpenOffice.org/3.1$Win32 OpenOffice.org_project/310m19$Build-9420</meta:generator>
    <meta:printed-by>Tom Fisher</meta:printed-by>
    <meta:print-date>2010-03-05T04:22:28.07</meta:print-date>
    <meta:document-statistic meta:object-count="383"/>
  </office:meta>
</office:document-meta>
</file>